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meta.xml" manifest:media-type="text/xml"/>
  <manifest:file-entry manifest:full-path="imathoptions.rdf" manifest:media-type="application/rdf+xml"/>
  <manifest:file-entry manifest:full-path="manifest.rdf" manifest:media-type="application/rdf+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G" svg:font-family="'Linux Libertine G'"/>
    <style:font-face style:name="Mangal1" svg:font-family="Mangal"/>
    <style:font-face style:name="Linux Biolinum G" svg:font-family="'Linux Biolinum G'" style:font-pitch="variable"/>
    <style:font-face style:name="Linux Biolinum O" svg:font-family="'Linux Biolinum O'" style:font-pitch="variable"/>
    <style:font-face style:name="Linux Biolinum O1" svg:font-family="'Linux Biolinum O'" style:font-adornments="Standard" style:font-pitch="variable"/>
    <style:font-face style:name="Linux Libertine G1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inux Libertine G1" officeooo:rsid="0076ba0c" officeooo:paragraph-rsid="0076ba0c"/>
    </style:style>
    <style:style style:name="P2" style:family="paragraph" style:parent-style-name="Text_20_body">
      <style:text-properties style:font-name="Linux Libertine G1" officeooo:rsid="0076ba0c" officeooo:paragraph-rsid="009a4e1e"/>
    </style:style>
    <style:style style:name="T1" style:family="text">
      <style:text-properties style:font-name="Linux Libertine G1"/>
    </style:style>
    <style:style style:name="T2" style:family="text">
      <style:text-properties style:font-name="Linux Libertine G1" officeooo:rsid="00144b3f"/>
    </style:style>
    <style:style style:name="T3" style:family="text">
      <style:text-properties style:font-name="Linux Libertine G1" officeooo:rsid="00157fb4"/>
    </style:style>
    <style:style style:name="T4" style:family="text">
      <style:text-properties style:font-name="Linux Libertine G1" officeooo:rsid="0017faf4"/>
    </style:style>
    <style:style style:name="T5" style:family="text">
      <style:text-properties style:font-name="Linux Libertine G1" officeooo:rsid="00137448"/>
    </style:style>
    <style:style style:name="T6" style:family="text">
      <style:text-properties style:font-name="Linux Libertine G1" officeooo:rsid="0019dc1a"/>
    </style:style>
    <style:style style:name="T7" style:family="text">
      <style:text-properties style:font-name="Linux Libertine G1" officeooo:rsid="001dd84e"/>
    </style:style>
    <style:style style:name="T8" style:family="text">
      <style:text-properties style:font-name="Linux Libertine G1" officeooo:rsid="0021b655"/>
    </style:style>
    <style:style style:name="T9" style:family="text">
      <style:text-properties style:font-name="Linux Libertine G1" officeooo:rsid="003075f0"/>
    </style:style>
    <style:style style:name="T10" style:family="text">
      <style:text-properties style:font-name="Linux Libertine G1" officeooo:rsid="003aaa38"/>
    </style:style>
    <style:style style:name="T11" style:family="text">
      <style:text-properties style:font-name="Linux Libertine G1" officeooo:rsid="00406989"/>
    </style:style>
    <style:style style:name="T12" style:family="text">
      <style:text-properties style:font-name="Linux Libertine G1" officeooo:rsid="00507c85"/>
    </style:style>
    <style:style style:name="T13" style:family="text">
      <style:text-properties style:font-name="Linux Libertine G1" officeooo:rsid="006e9359"/>
    </style:style>
    <style:style style:name="T14" style:family="text">
      <style:text-properties style:font-name="Linux Libertine G1" officeooo:rsid="006f2e6b"/>
    </style:style>
    <style:style style:name="T15" style:family="text">
      <style:text-properties style:font-name="Linux Libertine G1" officeooo:rsid="0070e6ed"/>
    </style:style>
    <style:style style:name="T16" style:family="text">
      <style:text-properties style:font-name="Linux Libertine G1" officeooo:rsid="0074243f"/>
    </style:style>
    <style:style style:name="T17" style:family="text">
      <style:text-properties style:font-name="Linux Libertine G1" officeooo:rsid="0089b6b3"/>
    </style:style>
    <style:style style:name="T18" style:family="text">
      <style:text-properties style:font-name="Linux Libertine G1" officeooo:rsid="008b0a21"/>
    </style:style>
    <style:style style:name="T19" style:family="text">
      <style:text-properties style:font-name="Linux Libertine G1" officeooo:rsid="009c43b3"/>
    </style:style>
    <style:style style:name="T20" style:family="text">
      <style:text-properties style:font-name="Linux Libertine G"/>
    </style:style>
    <style:style style:name="T21" style:family="text">
      <style:text-properties style:font-name="Linux Libertine G" officeooo:rsid="0017faf4"/>
    </style:style>
    <style:style style:name="T22" style:family="text">
      <style:text-properties style:font-name="Linux Libertine G" officeooo:rsid="0019dc1a"/>
    </style:style>
    <style:style style:name="T23" style:family="text">
      <style:text-properties style:font-name="Linux Libertine G" officeooo:rsid="0021b655"/>
    </style:style>
    <style:style style:name="T24" style:family="text">
      <style:text-properties style:font-name="Linux Libertine G" officeooo:rsid="0027a41b"/>
    </style:style>
    <style:style style:name="T25" style:family="text">
      <style:text-properties style:font-name="Linux Libertine G" officeooo:rsid="0021be15"/>
    </style:style>
    <style:style style:name="T26" style:family="text">
      <style:text-properties style:font-name="Linux Libertine G" officeooo:rsid="00507c85"/>
    </style:style>
    <style:style style:name="T27" style:family="text">
      <style:text-properties style:font-name="Linux Libertine G" officeooo:rsid="008b0a21"/>
    </style:style>
    <style:style style:name="T28" style:family="text">
      <style:text-properties style:font-name="Linux Libertine G" officeooo:rsid="00a1b84f"/>
    </style:style>
    <style:style style:name="T29" style:family="text">
      <style:text-properties style:text-position="sub 58%"/>
    </style:style>
    <style:style style:name="T30" style:family="text">
      <style:text-properties style:text-position="sub 58%" style:font-name="Linux Libertine G1"/>
    </style:style>
    <style:style style:name="T31" style:family="text">
      <style:text-properties style:text-position="sub 58%" style:font-name="Linux Libertine G" style:font-name-asian="Linux Libertine G" style:font-name-complex="Linux Libertine G"/>
    </style:style>
    <style:style style:name="T32" style:family="text">
      <style:text-properties style:text-position="0% 100%" style:font-name="Linux Libertine G" style:font-name-asian="Linux Libertine G" style:font-name-complex="Linux Libertine G"/>
    </style:style>
    <style:style style:name="T33" style:family="text">
      <style:text-properties officeooo:rsid="00137448"/>
    </style:style>
    <style:style style:name="T34" style:family="text">
      <style:text-properties officeooo:rsid="002ae05d"/>
    </style:style>
    <style:style style:name="T35" style:family="text">
      <style:text-properties officeooo:rsid="0074243f"/>
    </style:style>
    <style:style style:name="T36" style:family="text">
      <style:text-properties officeooo:rsid="0074f05a"/>
    </style:style>
    <style:style style:name="T37" style:family="text">
      <style:text-properties officeooo:rsid="0082f882"/>
    </style:style>
    <style:style style:name="T38" style:family="text">
      <style:text-properties officeooo:rsid="00157fb4"/>
    </style:style>
    <style:style style:name="T39" style:family="text">
      <style:text-properties officeooo:rsid="008aa897"/>
    </style:style>
    <style:style style:name="T40" style:family="text">
      <style:text-properties officeooo:rsid="009f754f"/>
    </style:style>
    <style:style style:name="T41" style:family="text">
      <style:text-properties officeooo:rsid="00a1b84f"/>
    </style:style>
    <style:style style:name="T42" style:family="text">
      <style:text-properties officeooo:rsid="00736de9"/>
    </style:style>
    <style:style style:name="T43" style:family="text">
      <style:text-properties officeooo:rsid="00a286af"/>
    </style:style>
    <style:style style:name="T44" style:family="text">
      <style:text-properties officeooo:rsid="00a292b3"/>
    </style:style>
    <style:style style:name="T45" style:family="text">
      <style:text-properties style:font-name="Linux Biolinum O"/>
    </style:style>
    <style:style style:name="T46" style:family="text">
      <style:text-properties style:font-name="Linux Biolinum G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fo:background-color="transparent" draw:fill="none" draw:fill-color="#ffffff" draw:ole-draw-aspect="1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transparent" draw:fill="none" draw:fill-color="#ffffff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act solutions of laminar-boundary-layer equations</text:p>
      <text:p text:style-name="Subtitle"><text:span text:style-name="T46">Taken from J.P. Holman, </text:span>Heat<text:span text:style-name="T46"> Transfer, 6th edition, p. 653 ff.</text:span></text:p>
      <text:p text:style-name="Text_20_body">We are looking at the laminar-boundary-layer over a flat plate, given by <text:span text:style-name="Variable">u</text:span>(<text:span text:style-name="Variable">x</text:span>,<text:span text:style-name="Variable">y</text:span>) the fluid velocity in direction of <text:span text:style-name="Variable">x</text:span> (parallel to the plate), <text:span text:style-name="Variable">v</text:span>(<text:span text:style-name="Variable">x</text:span>,<text:span text:style-name="Variable">y</text:span>) the fluid velocity in direction of <text:span text:style-name="Variable">y</text:span> (vertical to the plate) and <text:span text:style-name="Variable">T</text:span>(<text:span text:style-name="Variable">x</text:span>,<text:span text:style-name="Variable">y</text:span>) the temperature.<draw:frame draw:style-name="fr2" draw:name="Objekt29" text:anchor-type="as-char" svg:width="0.201cm" svg:height="0.467cm" draw:z-index="8"><draw:object xlink:href="./Object 33" xlink:type="simple" xlink:show="embed" xlink:actuate="onLoad"/><draw:image xlink:href="./ObjectReplacements/Object 33" xlink:type="simple" xlink:show="embed" xlink:actuate="onLoad"/><svg:desc>Formel</svg:desc></draw:frame><draw:frame draw:style-name="fr2" draw:name="Objekt31" text:anchor-type="as-char" svg:width="0.201cm" svg:height="0.467cm" draw:z-index="10"><draw:object xlink:href="./Object 35" xlink:type="simple" xlink:show="embed" xlink:actuate="onLoad"/><draw:image xlink:href="./ObjectReplacements/Object 35" xlink:type="simple" xlink:show="embed" xlink:actuate="onLoad"/></draw:frame><draw:frame draw:style-name="fr2" draw:name="Objekt33" text:anchor-type="as-char" svg:width="0.201cm" svg:height="0.467cm" draw:z-index="13"><draw:object xlink:href="./Object 30" xlink:type="simple" xlink:show="embed" xlink:actuate="onLoad"/><draw:image xlink:href="./ObjectReplacements/Object 30" xlink:type="simple" xlink:show="embed" xlink:actuate="onLoad"/></draw:frame></text:p>
      <text:p text:style-name="Text_20_body">The momentum and energy equations, assuming constant fluid properties, zero pressure gradient and no viscous-dissipation of the energy, are:</text:p>
      <text:p text:style-name="Text_20_body">Continuity: <text:tab/><draw:frame draw:style-name="fr1" draw:name="Objekt25" text:anchor-type="as-char" svg:y="-0.621cm" svg:width="2.201cm" svg:height="0.998cm" draw:z-index="15"><draw:object xlink:href="./Object 25" xlink:type="simple" xlink:show="embed" xlink:actuate="onLoad"/><draw:image xlink:href="./ObjectReplacements/Object 25" xlink:type="simple" xlink:show="embed" xlink:actuate="onLoad"/></draw:frame><text:tab/><text:tab/><text:tab/><text:tab/><text:tab/><text:tab/><text:tab/><text:tab/><text:tab/><text:tab/>(B-<text:sequence text:ref-name="refText0" text:name="Text" text:formula="ooow:Text+1" style:num-format="1">1</text:sequence>), see also (5-12)</text:p>
      <text:p text:style-name="Text_20_body">Momemtum:<text:tab/><draw:frame draw:style-name="fr1" draw:name="Objekt1" text:anchor-type="as-char" svg:y="-0.681cm" svg:width="3.508cm" svg:height="1.118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text:tab/><text:tab/><text:tab/>(B-<text:sequence text:ref-name="refText1" text:name="Text" text:formula="ooow:Text+1" style:num-format="1">2</text:sequence>), see also (5-13)</text:p>
      <text:p text:style-name="Text_20_body">Energy: <text:tab/><draw:frame draw:style-name="fr1" draw:name="Objekt3" text:anchor-type="as-char" svg:y="-0.681cm" svg:width="3.625cm" svg:height="1.118cm" draw:z-index="1"><draw:object xlink:href="./Object 3" xlink:type="simple" xlink:show="embed" xlink:actuate="onLoad"/><draw:image xlink:href="./ObjectReplacements/Object 3" xlink:type="simple" xlink:show="embed" xlink:actuate="onLoad"/></draw:frame><text:tab/><text:tab/><text:tab/><text:tab/><text:tab/><text:tab/><text:tab/><text:tab/><text:tab/>(B-<text:sequence text:ref-name="refText2" text:name="Text" text:formula="ooow:Text+1" style:num-format="1">3</text:sequence>), see also (5-22)</text:p>
      <text:p text:style-name="Text_20_body">Here ν is the kinematic viscosity of the fluid and α the thermal diffusivity defined as:</text:p>
      <text:p text:style-name="Text_20_body"><draw:frame draw:style-name="fr1" draw:name="Objekt4" text:anchor-type="as-char" svg:y="-0.619cm" svg:width="1.559cm" svg:height="1.062cm" draw:z-index="2"><draw:object xlink:href="./Object 4" xlink:type="simple" xlink:show="embed" xlink:actuate="onLoad"/><draw:image xlink:href="./ObjectReplacements/Object 4" xlink:type="simple" xlink:show="embed" xlink:actuate="onLoad"/></draw:frame><text:s/></text:p>
      <text:p text:style-name="Text_20_body">where <text:span text:style-name="Variable">k</text:span> is the thermal conductivity, ρ the density and <text:span text:style-name="Variable">c</text:span><text:span text:style-name="Variable"><text:span text:style-name="T29">p</text:span></text:span> the specific heat at constant pressure.</text:p>
      <text:p text:style-name="Text_20_body">From an order-of-magnitude analysis we have the relation</text:p>
      <text:p text:style-name="Text_20_body"><draw:frame draw:style-name="fr1" draw:name="Objekt5" text:anchor-type="as-char" svg:y="-0.721cm" svg:width="1.937cm" svg:height="1.085cm" draw:z-index="3"><draw:object xlink:href="./Object 5" xlink:type="simple" xlink:show="embed" xlink:actuate="onLoad"/><draw:image xlink:href="./ObjectReplacements/Object 5" xlink:type="simple" xlink:show="embed" xlink:actuate="onLoad"/></draw:frame><text:tab/><text:tab/><text:tab/><text:tab/><text:tab/><text:tab/><text:tab/><text:tab/><text:tab/><text:tab/><text:tab/><text:tab/><text:tab/>(B-<text:sequence text:ref-name="refText3" text:name="Text" text:formula="ooow:Text+1" style:num-format="1">4</text:sequence>)</text:p>
      <text:p text:style-name="Text_20_body">where δ is the boundary layer thickness and η̂ is some proportionality constant.</text:p>
      <text:p text:style-name="Text_20_body">We now assume that the velocity profiles have similar shapes at various distances from the leading edge of the flat plate. Then the ratio of the velocity <text:span text:style-name="Variable">u</text:span> at a certain distance <text:span text:style-name="Variable">x</text:span> to the final velocity <text:span text:style-name="Variable">u</text:span><text:span text:style-name="T29">∞</text:span> can be expressed as a function <text:span text:style-name="Variable">g</text:span>( η(<text:span text:style-name="Variable">x</text:span>,<text:span text:style-name="Variable">y</text:span>) ):<draw:frame draw:style-name="fr2" draw:name="Objekt34" text:anchor-type="as-char" svg:width="0.201cm" svg:height="0.467cm" draw:z-index="16"><draw:object xlink:href="./Object 31" xlink:type="simple" xlink:show="embed" xlink:actuate="onLoad"/><draw:image xlink:href="./ObjectReplacements/Object 31" xlink:type="simple" xlink:show="embed" xlink:actuate="onLoad"/></draw:frame><draw:frame draw:style-name="fr2" draw:name="Objekt37" text:anchor-type="as-char" svg:width="0.201cm" svg:height="0.467cm" draw:z-index="18"><draw:object xlink:href="./Object 36" xlink:type="simple" xlink:show="embed" xlink:actuate="onLoad"/><draw:image xlink:href="./ObjectReplacements/Object 36" xlink:type="simple" xlink:show="embed" xlink:actuate="onLoad"/></draw:frame></text:p>
      <text:p text:style-name="Text_20_body"><draw:frame draw:style-name="fr1" draw:name="Objekt8" text:anchor-type="as-char" svg:y="-1.475cm" svg:width="3.575cm" svg:height="2.566c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Introducing the similarity variable η(<text:span text:style-name="Variable">x</text:span>,<text:span text:style-name="Variable">y</text:span>) and choosing <draw:frame draw:style-name="fr1" draw:name="Objekt9" text:anchor-type="as-char" svg:y="-0.379cm" svg:width="1.021cm" svg:height="0.483cm" draw:z-index="5"><draw:object xlink:href="./Object 8" xlink:type="simple" xlink:show="embed" xlink:actuate="onLoad"/><draw:image xlink:href="./ObjectReplacements/Object 8" xlink:type="simple" xlink:show="embed" xlink:actuate="onLoad"/></draw:frame>, the function we are looking for is</text:p>
      <text:p text:style-name="Text_20_body"><draw:frame draw:style-name="fr1" draw:name="Objekt16" text:anchor-type="as-char" svg:y="-0.635cm" svg:width="1.767cm" svg:height="0.998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text:tab/><text:tab/><text:tab/><text:tab/><text:tab/><text:tab/><text:tab/><text:tab/><text:tab/><text:tab/><text:tab/><text:tab/><text:tab/>(B-<text:sequence text:ref-name="refText4" text:name="Text" text:formula="ooow:Text+1" style:num-format="1">5</text:sequence>)</text:p>
      <text:p text:style-name="Text_20_body"><text:soft-page-break/>with <draw:frame draw:style-name="fr1" draw:name="Objekt7" text:anchor-type="as-char" svg:y="-0.709cm" svg:width="1.981cm" svg:height="1.085cm" draw:z-index="6"><draw:object xlink:href="./Object 6" xlink:type="simple" xlink:show="embed" xlink:actuate="onLoad"/><draw:image xlink:href="./ObjectReplacements/Object 6" xlink:type="simple" xlink:show="embed" xlink:actuate="onLoad"/></draw:frame>.<text:tab/><text:tab/><text:tab/><text:tab/><text:tab/><text:tab/><text:tab/><text:tab/><text:tab/><text:tab/><text:tab/><text:tab/>(B-<text:sequence text:ref-name="refText5" text:name="Text" text:formula="ooow:Text+1" style:num-format="1">6</text:sequence>)</text:p>
      <text:p text:style-name="Text_20_body">We now define a stream function ψ(<text:span text:style-name="Variable">x</text:span>,<text:span text:style-name="Variable">y</text:span>) so that<draw:frame draw:style-name="fr2" draw:name="Objekt39" text:anchor-type="as-char" svg:width="0.201cm" svg:height="0.467cm" draw:z-index="20"><draw:object xlink:href="./Object 39" xlink:type="simple" xlink:show="embed" xlink:actuate="onLoad"/><draw:image xlink:href="./ObjectReplacements/Object 39" xlink:type="simple" xlink:show="embed" xlink:actuate="onLoad"/></draw:frame></text:p>
      <text:p text:style-name="Text_20_body"><draw:frame draw:style-name="fr1" draw:name="Objekt19" text:anchor-type="as-char" svg:y="-0.635cm" svg:width="1.401cm" svg:height="0.951cm" draw:z-index="21"><draw:object xlink:href="./Object 18" xlink:type="simple" xlink:show="embed" xlink:actuate="onLoad"/><draw:image xlink:href="./ObjectReplacements/Object 18" xlink:type="simple" xlink:show="embed" xlink:actuate="onLoad"/></draw:frame><text:tab/><text:tab/><text:tab/><text:tab/><text:tab/><text:tab/><text:tab/><text:tab/><text:tab/><text:tab/><text:tab/><text:tab/><text:tab/><text:tab/>(B-<text:sequence text:ref-name="refText6" text:name="Text" text:formula="ooow:Text+1" style:num-format="1">7</text:sequence>)</text:p>
      <text:p text:style-name="Text_20_body"><draw:frame draw:style-name="fr1" draw:name="Objekt11" text:anchor-type="as-char" svg:y="-0.635cm" svg:width="1.727cm" svg:height="0.951cm" draw:z-index="7"><draw:object xlink:href="./Object 11" xlink:type="simple" xlink:show="embed" xlink:actuate="onLoad"/><draw:image xlink:href="./ObjectReplacements/Object 11" xlink:type="simple" xlink:show="embed" xlink:actuate="onLoad"/></draw:frame><text:tab/><text:tab/><text:tab/><text:tab/><text:tab/> <text:tab/><text:tab/><text:tab/><text:tab/><text:tab/><text:tab/><text:tab/><text:tab/>(B-<text:sequence text:ref-name="refText7" text:name="Text" text:formula="ooow:Text+1" style:num-format="1">8</text:sequence>)</text:p>
      <text:p text:style-name="Text_20_body">This function fulfills the continuity equation (B-<text:sequence-ref text:reference-format="value" text:ref-name="refText0">1</text:sequence-ref>).</text:p>
      <text:p text:style-name="Text_20_body">Inserting this stream function in (B-<text:sequence-ref text:reference-format="value" text:ref-name="refText4">5</text:sequence-ref>) gives</text:p>
      <text:p text:style-name="Text_20_body"><draw:frame draw:style-name="fr1" draw:name="Objekt12" text:anchor-type="as-char" svg:y="-0.635cm" svg:width="2.438cm" svg:height="0.998cm" draw:z-index="22"><draw:object xlink:href="./Object 12" xlink:type="simple" xlink:show="embed" xlink:actuate="onLoad"/><draw:image xlink:href="./ObjectReplacements/Object 12" xlink:type="simple" xlink:show="embed" xlink:actuate="onLoad"/></draw:frame><text:s/>→ <draw:frame draw:style-name="fr1" draw:name="Objekt13" text:anchor-type="as-char" svg:y="-0.462cm" svg:width="2.875cm" svg:height="0.637cm" draw:z-index="23"><draw:object xlink:href="./Object 23" xlink:type="simple" xlink:show="embed" xlink:actuate="onLoad"/><draw:image xlink:href="./ObjectReplacements/Object 23" xlink:type="simple" xlink:show="embed" xlink:actuate="onLoad"/><svg:desc>Formel</svg:desc></draw:frame><text:s/><text:line-break/>and after substituting (from B-<text:sequence-ref text:reference-format="value" text:ref-name="refText3">4</text:sequence-ref>) <draw:frame draw:style-name="fr1" draw:name="Objekt15" text:anchor-type="as-char" svg:y="-0.721cm" svg:width="2.464cm" svg:height="1.085cm" draw:z-index="24"><draw:object xlink:href="./Object 9" xlink:type="simple" xlink:show="embed" xlink:actuate="onLoad"/><draw:image xlink:href="./ObjectReplacements/Object 9" xlink:type="simple" xlink:show="embed" xlink:actuate="onLoad"/></draw:frame><text:s/>and defining <draw:frame draw:style-name="fr1" draw:name="Objekt14" text:anchor-type="as-char" svg:y="-0.462cm" svg:width="2.877cm" svg:height="0.637cm" draw:z-index="25"><draw:object xlink:href="./Object 15" xlink:type="simple" xlink:show="embed" xlink:actuate="onLoad"/><draw:image xlink:href="./ObjectReplacements/Object 15" xlink:type="simple" xlink:show="embed" xlink:actuate="onLoad"/></draw:frame></text:p>
      <text:p text:style-name="Text_20_body"><draw:frame draw:style-name="fr1" draw:name="Objekt6" text:anchor-type="as-char" svg:y="-0.723cm" svg:width="3.863cm" svg:height="1.085cm" draw:z-index="9"><draw:object xlink:href="./Object 14" xlink:type="simple" xlink:show="embed" xlink:actuate="onLoad"/><draw:image xlink:href="./ObjectReplacements/Object 14" xlink:type="simple" xlink:show="embed" xlink:actuate="onLoad"/></draw:frame><text:tab/><text:tab/><text:tab/><text:tab/><text:tab/><text:tab/><text:tab/><text:tab/><text:tab/><text:tab/><text:tab/>(B-<text:sequence text:ref-name="refText8" text:name="Text" text:formula="ooow:Text+1" style:num-format="1">9</text:sequence>)<text:line-break/><draw:frame draw:style-name="fr1" draw:name="Objekt18" text:anchor-type="as-char" svg:y="-0.723cm" svg:width="2.902cm" svg:height="1.085cm" draw:z-index="11"><draw:object xlink:href="./Object 20" xlink:type="simple" xlink:show="embed" xlink:actuate="onLoad"/><draw:image xlink:href="./ObjectReplacements/Object 20" xlink:type="simple" xlink:show="embed" xlink:actuate="onLoad"/></draw:frame></text:p>
      <text:p text:style-name="Text_20_body">The partial derivatives of <text:s/>η are:</text:p>
      <text:p text:style-name="Text_20_body"><draw:frame draw:style-name="fr1" draw:name="Objekt10" text:anchor-type="as-char" svg:y="-1.175cm" svg:width="3.445cm" svg:height="1.588cm" draw:z-index="29"><draw:object xlink:href="./Object 21" xlink:type="simple" xlink:show="embed" xlink:actuate="onLoad"/><draw:image xlink:href="./ObjectReplacements/Object 21" xlink:type="simple" xlink:show="embed" xlink:actuate="onLoad"/><svg:desc>Formel</svg:desc></draw:frame><text:s/>→ <draw:frame draw:style-name="fr1" draw:name="Objekt20" text:anchor-type="as-char" svg:y="-0.635cm" svg:width="2.129cm" svg:height="0.998cm" draw:z-index="30"><draw:object xlink:href="./Object 10" xlink:type="simple" xlink:show="embed" xlink:actuate="onLoad"/><draw:image xlink:href="./ObjectReplacements/Object 10" xlink:type="simple" xlink:show="embed" xlink:actuate="onLoad"/></draw:frame>,</text:p>
      <text:p text:style-name="Text_20_body"><draw:frame draw:style-name="fr1" draw:name="Objekt28" text:anchor-type="as-char" svg:y="-0.709cm" svg:width="2.002cm" svg:height="1.085cm" draw:z-index="31"><draw:object xlink:href="./Object 29" xlink:type="simple" xlink:show="embed" xlink:actuate="onLoad"/><draw:image xlink:href="./ObjectReplacements/Object 29" xlink:type="simple" xlink:show="embed" xlink:actuate="onLoad"/><svg:desc>Formel</svg:desc></draw:frame><text:s/>and</text:p>
      <text:p text:style-name="Text_20_body"><draw:frame draw:style-name="fr1" draw:name="Objekt35" text:anchor-type="as-char" svg:y="-0.693cm" svg:width="1.489cm" svg:height="1.132cm" draw:z-index="32"><draw:object xlink:href="./Object 34" xlink:type="simple" xlink:show="embed" xlink:actuate="onLoad"/><draw:image xlink:href="./ObjectReplacements/Object 34" xlink:type="simple" xlink:show="embed" xlink:actuate="onLoad"/><svg:desc>Formel</svg:desc></draw:frame></text:p>
      <text:p text:style-name="Text_20_body">Differentiating ψ and substituting the partial derivative of η, we find that</text:p>
      <text:p text:style-name="Text_20_body"><draw:frame draw:style-name="fr1" draw:name="Objekt17" text:anchor-type="as-char" svg:y="-1.268cm" svg:width="7.1cm" svg:height="2.196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>Using this in (B-<text:sequence-ref text:reference-format="value" text:ref-name="refText7">8</text:sequence-ref>) gives</text:p>
      <text:p text:style-name="Text_20_body"><draw:frame draw:style-name="fr1" draw:name="Objekt22" text:anchor-type="as-char" svg:y="-0.723cm" svg:width="4.89cm" svg:height="1.101cm" draw:z-index="14"><draw:object xlink:href="./Object 22" xlink:type="simple" xlink:show="embed" xlink:actuate="onLoad"/><draw:image xlink:href="./ObjectReplacements/Object 22" xlink:type="simple" xlink:show="embed" xlink:actuate="onLoad"/></draw:frame><text:tab/><text:tab/><text:tab/><text:tab/><text:tab/><text:tab/><text:tab/><text:tab/><text:tab/><text:tab/>(B-<text:sequence text:ref-name="refText9" text:name="Text" text:formula="ooow:Text+1" style:num-format="1">10</text:sequence>)</text:p>
      <text:p text:style-name="Text_20_body">Now we transform (B-<text:sequence-ref text:reference-format="value" text:ref-name="refText1">2</text:sequence-ref>) using <text:span text:style-name="Variable"><draw:frame draw:style-name="fr1" draw:name="Objekt23" text:anchor-type="as-char" svg:y="-0.379cm" svg:width="1.944cm" svg:height="0.487cm" draw:z-index="33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Variable"><text:s/></text:span>from (B-<text:sequence-ref text:reference-format="value" text:ref-name="refText4">5</text:sequence-ref>). The partial derivatives of <text:span text:style-name="Variable">u</text:span> are:</text:p>
      <text:p text:style-name="Text_20_body"><draw:frame draw:style-name="fr1" draw:name="Objekt26" text:anchor-type="as-char" svg:y="-0.64cm" svg:width="3.261cm" svg:height="1.032cm" draw:z-index="34"><draw:object xlink:href="./Object 26" xlink:type="simple" xlink:show="embed" xlink:actuate="onLoad"/><draw:image xlink:href="./ObjectReplacements/Object 26" xlink:type="simple" xlink:show="embed" xlink:actuate="onLoad"/></draw:frame><text:s/>→ <draw:frame draw:style-name="fr1" draw:name="Objekt27" text:anchor-type="as-char" svg:y="-0.64cm" svg:width="3.687cm" svg:height="1.032cm" draw:z-index="35"><draw:object xlink:href="./Object 28" xlink:type="simple" xlink:show="embed" xlink:actuate="onLoad"/><draw:image xlink:href="./ObjectReplacements/Object 28" xlink:type="simple" xlink:show="embed" xlink:actuate="onLoad"/></draw:frame></text:p>
      <text:p text:style-name="Text_20_body"><text:soft-page-break/><draw:frame draw:style-name="fr1" draw:name="Objekt24" text:anchor-type="as-char" svg:y="-0.64cm" svg:width="3.306cm" svg:height="1.032cm" draw:z-index="17"><draw:object xlink:href="./Object 24" xlink:type="simple" xlink:show="embed" xlink:actuate="onLoad"/><draw:image xlink:href="./ObjectReplacements/Object 24" xlink:type="simple" xlink:show="embed" xlink:actuate="onLoad"/></draw:frame><text:s/>→ <draw:frame draw:style-name="fr1" draw:name="Objekt2" text:anchor-type="as-char" svg:y="-0.723cm" svg:width="3.584cm" svg:height="1.099cm" draw:z-index="26"><draw:object xlink:href="./Object 13" xlink:type="simple" xlink:show="embed" xlink:actuate="onLoad"/><draw:image xlink:href="./ObjectReplacements/Object 13" xlink:type="simple" xlink:show="embed" xlink:actuate="onLoad"/><svg:desc>Formel</svg:desc></draw:frame></text:p>
      <text:p text:style-name="Text_20_body"><draw:frame draw:style-name="fr1" draw:name="Objekt38" text:anchor-type="as-char" svg:y="-0.7cm" svg:width="6.556cm" svg:height="1.152cm" draw:z-index="36"><draw:object xlink:href="./Object 37" xlink:type="simple" xlink:show="embed" xlink:actuate="onLoad"/><draw:image xlink:href="./ObjectReplacements/Object 37" xlink:type="simple" xlink:show="embed" xlink:actuate="onLoad"/></draw:frame><text:s/>→ <draw:frame draw:style-name="fr1" draw:name="Objekt40" text:anchor-type="as-char" svg:y="-0.7cm" svg:width="3.129cm" svg:height="1.152cm" draw:z-index="37"><draw:object xlink:href="./Object 48" xlink:type="simple" xlink:show="embed" xlink:actuate="onLoad"/><draw:image xlink:href="./ObjectReplacements/Object 48" xlink:type="simple" xlink:show="embed" xlink:actuate="onLoad"/></draw:frame></text:p>
      <text:p text:style-name="Text_20_body">Substituting these derivatives, <text:span text:style-name="Variable">u </text:span>from (B-<text:sequence-ref text:reference-format="value" text:ref-name="refText4">5</text:sequence-ref>) and <text:span text:style-name="Variable">v</text:span> from (B-<text:sequence-ref text:reference-format="value" text:ref-name="refText9">10</text:sequence-ref>) gives:</text:p>
      <text:p text:style-name="Text_20_body"><draw:frame draw:style-name="fr1" draw:name="Objekt36" text:anchor-type="as-char" svg:y="-0.723cm" svg:width="7.892cm" svg:height="1.159cm" draw:z-index="38"><draw:object xlink:href="./Object 38" xlink:type="simple" xlink:show="embed" xlink:actuate="onLoad"/><draw:image xlink:href="./ObjectReplacements/Object 38" xlink:type="simple" xlink:show="embed" xlink:actuate="onLoad"/><svg:desc>Formel</svg:desc></draw:frame></text:p>
      <text:p text:style-name="Text_20_body"><draw:frame draw:style-name="fr1" draw:name="Objekt41" text:anchor-type="as-char" svg:y="-0.723cm" svg:width="12.548cm" svg:height="1.159cm" draw:z-index="39"><draw:object xlink:href="./Object 27" xlink:type="simple" xlink:show="embed" xlink:actuate="onLoad"/><draw:image xlink:href="./ObjectReplacements/Object 27" xlink:type="simple" xlink:show="embed" xlink:actuate="onLoad"/></draw:frame></text:p>
      <text:p text:style-name="Text_20_body">Since <draw:frame draw:style-name="fr1" draw:name="Objekt30" text:anchor-type="as-char" svg:y="-0.64cm" svg:width="2.321cm" svg:height="1.032cm" draw:z-index="27"><draw:object xlink:href="./Object 2" xlink:type="simple" xlink:show="embed" xlink:actuate="onLoad"/><draw:image xlink:href="./ObjectReplacements/Object 2" xlink:type="simple" xlink:show="embed" xlink:actuate="onLoad"/></draw:frame>, we can use <draw:frame draw:style-name="fr1" draw:name="Objekt32" text:anchor-type="as-char" svg:y="-0.7cm" svg:width="2.819cm" svg:height="1.152cm" draw:z-index="28"><draw:object xlink:href="./Object 32" xlink:type="simple" xlink:show="embed" xlink:actuate="onLoad"/><draw:image xlink:href="./ObjectReplacements/Object 32" xlink:type="simple" xlink:show="embed" xlink:actuate="onLoad"/></draw:frame><text:s/>and <draw:frame draw:style-name="fr1" draw:name="Objekt42" text:anchor-type="as-char" svg:y="-0.7cm" svg:width="2.947cm" svg:height="1.152cm" draw:z-index="40"><draw:object xlink:href="./Object 41" xlink:type="simple" xlink:show="embed" xlink:actuate="onLoad"/><draw:image xlink:href="./ObjectReplacements/Object 41" xlink:type="simple" xlink:show="embed" xlink:actuate="onLoad"/><svg:desc>Formel</svg:desc></draw:frame><text:s/>to obtain an ordinary differential equation in <text:span text:style-name="Variable">f</text:span>(η):</text:p>
      <text:p text:style-name="Text_20_body"><draw:frame draw:style-name="fr1" draw:name="Objekt43" text:anchor-type="as-char" svg:y="-0.723cm" svg:width="13.023cm" svg:height="1.159cm" draw:z-index="41"><draw:object xlink:href="./Object 43" xlink:type="simple" xlink:show="embed" xlink:actuate="onLoad"/><draw:image xlink:href="./ObjectReplacements/Object 43" xlink:type="simple" xlink:show="embed" xlink:actuate="onLoad"/><svg:desc>Formel</svg:desc></draw:frame><draw:frame draw:style-name="fr1" draw:name="Objekt44" text:anchor-type="as-char" svg:y="-0.7cm" svg:width="5.39cm" svg:height="1.152cm" draw:z-index="42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><draw:frame draw:style-name="fr1" draw:name="Objekt45" text:anchor-type="as-char" svg:y="-0.7cm" svg:width="4.316cm" svg:height="1.152cm" draw:z-index="43"><draw:object xlink:href="./Object 44" xlink:type="simple" xlink:show="embed" xlink:actuate="onLoad"/><draw:image xlink:href="./ObjectReplacements/Object 44" xlink:type="simple" xlink:show="embed" xlink:actuate="onLoad"/></draw:frame><text:line-break/><draw:frame draw:style-name="fr1" draw:name="Objekt46" text:anchor-type="as-char" svg:y="-0.7cm" svg:width="4.399cm" svg:height="1.152cm" draw:z-index="44"><draw:object xlink:href="./Object 46" xlink:type="simple" xlink:show="embed" xlink:actuate="onLoad"/><draw:image xlink:href="./ObjectReplacements/Object 46" xlink:type="simple" xlink:show="embed" xlink:actuate="onLoad"/></draw:frame></text:p>
      <text:p text:style-name="Text_20_body">This equation can be solved numerically for <text:span text:style-name="Variable">f</text:span>(η).</text:p>
      <text:p text:style-name="P1"/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G" svg:font-family="'Linux Libertine G'"/>
    <style:font-face style:name="Mangal1" svg:font-family="Mangal"/>
    <style:font-face style:name="Linux Biolinum G" svg:font-family="'Linux Biolinum G'" style:font-pitch="variable"/>
    <style:font-face style:name="Linux Biolinum O" svg:font-family="'Linux Biolinum O'" style:font-pitch="variable"/>
    <style:font-face style:name="Linux Biolinum O1" svg:font-family="'Linux Biolinum O'" style:font-adornments="Standard" style:font-pitch="variable"/>
    <style:font-face style:name="Linux Libertine G1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nux Biolinum O1" fo:font-family="'Linux Biolinum O'" style:font-style-name="Standard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class="extra"/>
    <style:style style:name="Variable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28T20:47:58.851000000</meta:creation-date>
    <dc:date>2020-11-08T15:48:39.813938563</dc:date>
    <meta:editing-duration>P2DT17H18M15S</meta:editing-duration>
    <meta:editing-cycles>133</meta:editing-cycles>
    <meta:generator>LibreOffice/6.4.6.2$Linux_X86_64 LibreOffice_project/40$Build-2</meta:generator>
    <meta:document-statistic meta:table-count="0" meta:image-count="0" meta:object-count="45" meta:page-count="3" meta:paragraph-count="44" meta:word-count="321" meta:character-count="2026" meta:non-whitespace-character-count="1606"/>
  </office:meta>
</office:document-meta>
</file>

<file path=Object 1/content.xml><?xml version="1.0" encoding="utf-8"?>
<math xmlns="http://www.w3.org/1998/Math/MathML" display="block">
  <semantics>
    <mrow>
      <mi>v</mi>
      <mrow>
        <mfrac>
          <mrow>
            <mo stretchy="false">∂</mo>
            <mi>u</mi>
          </mrow>
          <mrow>
            <mo stretchy="false">∂</mo>
            <mi>y</mi>
          </mrow>
        </mfrac>
        <mo stretchy="false">+</mo>
        <mi>u</mi>
      </mrow>
      <mrow>
        <mfrac>
          <mrow>
            <mo stretchy="false">∂</mo>
            <mi>u</mi>
          </mrow>
          <mrow>
            <mo stretchy="false">∂</mo>
            <mi>x</mi>
          </mrow>
        </mfrac>
        <mo stretchy="false">=</mo>
        <mi mathvariant="normal">ν</mi>
      </mrow>
      <mfrac>
        <mrow>
          <msup>
            <mo stretchy="false">∂</mo>
            <mn>2</mn>
          </msup>
          <mi>u</mi>
        </mrow>
        <mrow>
          <mo stretchy="false">∂</mo>
          <msup>
            <mi>y</mi>
            <mn>2</mn>
          </msup>
        </mrow>
      </mfrac>
    </mrow>
    <annotation encoding="StarMath 5.0">%%ii @B-2@ EQDEF u differentiate(u,x,1) + v differentiate(u,y,1) = %ny differentiate( u,y,2 )
v {{alignc nospace{partial u}} over {alignc nospace{partial y}}}  + u {{alignc nospace{partial u}} over {alignc nospace{partial x}}}  = %nu {{alignc nospace{partial^{2}u}} over {alignc nospace{partial y^{2}}}}  %%gg
</annotation>
  </semantics>
</math>
</file>

<file path=Object 10/content.xml><?xml version="1.0" encoding="utf-8"?>
<math xmlns="http://www.w3.org/1998/Math/MathML" display="block">
  <semantics>
    <mrow>
      <mrow>
        <mfrac>
          <mrow>
            <mo stretchy="false">∂</mo>
            <mi mathvariant="normal">η</mi>
          </mrow>
          <mrow>
            <mo stretchy="false">∂</mo>
            <mi>x</mi>
          </mrow>
        </mfrac>
        <mo stretchy="false">=</mo>
        <mrow>
          <mo stretchy="false">−</mo>
          <mfrac>
            <mn>1</mn>
            <mn>2</mn>
          </mfrac>
        </mrow>
      </mrow>
      <mfrac>
        <mi mathvariant="normal">η</mi>
        <mi>x</mi>
      </mfrac>
    </mrow>
    <annotation encoding="StarMath 5.0">%%ii @deta_dx@ {autoformat=true} EQDEF SIMPLIFY(SUBSTC(@15@, SOLVE(@B-6@, y , 1)) , "normal")
{{alignc nospace{partial %eta}} over {alignc nospace{partial x}}} = -{{alignc 1} over {alignc 2}} {{alignc  %eta } over {alignc  x }} %%gg
</annotation>
  </semantics>
</math>
</file>

<file path=Object 11/content.xml><?xml version="1.0" encoding="utf-8"?>
<math xmlns="http://www.w3.org/1998/Math/MathML" display="block">
  <semantics>
    <mrow>
      <mi>v</mi>
      <mo stretchy="false">=</mo>
      <mrow>
        <mo stretchy="false">−</mo>
        <mfrac>
          <mrow>
            <mo stretchy="false">∂</mo>
            <mi mathvariant="normal">ψ</mi>
          </mrow>
          <mrow>
            <mo stretchy="false">∂</mo>
            <mi>x</mi>
          </mrow>
        </mfrac>
      </mrow>
    </mrow>
    <annotation encoding="StarMath 5.0">%%ii @B-8@ EQDEF v =- differentiate( %psi,x,1 )
v = -{{alignc nospace{partial %psi}} over {alignc nospace{partial x}}}  %%gg
</annotation>
  </semantics>
</math>
</file>

<file path=Object 12/content.xml><?xml version="1.0" encoding="utf-8"?>
<math xmlns="http://www.w3.org/1998/Math/MathML" display="block">
  <semantics>
    <mrow>
      <mfrac>
        <mn>1</mn>
        <msub>
          <mi>u</mi>
          <mi mathvariant="normal">∞</mi>
        </msub>
      </mfrac>
      <mrow>
        <mfrac>
          <mrow>
            <mo stretchy="false">∂</mo>
            <mi mathvariant="normal">ψ</mi>
          </mrow>
          <mrow>
            <mo stretchy="false">∂</mo>
            <mi>y</mi>
          </mrow>
        </mfrac>
        <mo stretchy="false">=</mo>
        <mi>g</mi>
      </mrow>
      <mrow>
        <mo fence="true" stretchy="false">(</mo>
        <mrow>
          <mi mathvariant="normal">η</mi>
        </mrow>
        <mo fence="true" stretchy="false">)</mo>
      </mrow>
    </mrow>
    <annotation encoding="StarMath 5.0">%%ii @6@ EQDEF SUBST(@B-5@, @B-7@)
{{alignc 1  } over {alignc u_infinity }} {{alignc nospace{partial %psi}} over {alignc nospace{partial y}}} = g(%eta) %%gg
</annotation>
  </semantics>
</math>
</file>

<file path=Object 13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y</mi>
          </mrow>
        </mfrac>
        <mo stretchy="false">=</mo>
        <msub>
          <mi>u</mi>
          <mi mathvariant="normal">∞</mi>
        </msub>
      </mrow>
      <msqrt>
        <mfrac>
          <msub>
            <mi>u</mi>
            <mi mathvariant="normal">∞</mi>
          </msub>
          <mrow>
            <mi>x</mi>
            <mi mathvariant="normal">ν</mi>
          </mrow>
        </mfrac>
      </msqrt>
      <mfrac>
        <mrow>
          <mi>d</mi>
          <mrow>
            <mi>g</mi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row>
          <mi>d</mi>
          <mi mathvariant="normal">η</mi>
        </mrow>
      </mfrac>
    </mrow>
    <annotation encoding="StarMath 5.0">%%ii @du_dy1@ EQDEF SUBSTC(@19@, @deta_dy@)
{{alignc nospace{partial u}} over {alignc nospace{partial y}}} = u_infinity sqrt{{{alignc u_infinity} over {alignc x %nu }}} {{alignc d{g(%eta)}} over {alignc nospace{d%eta}}}  %%gg
</annotation>
  </semantics>
</math>
</file>

<file path=Object 14/content.xml><?xml version="1.0" encoding="utf-8"?>
<math xmlns="http://www.w3.org/1998/Math/MathML" display="block">
  <semantics>
    <mrow>
      <mrow>
        <mi mathvariant="normal">ψ</mi>
        <mo stretchy="false">=</mo>
        <msub>
          <mi>u</mi>
          <mi mathvariant="normal">∞</mi>
        </msub>
      </mrow>
      <mrow>
        <mo stretchy="false">∫</mo>
        <mrow>
          <msqrt>
            <mfrac>
              <mrow>
                <mi>x</mi>
                <mi mathvariant="normal">ν</mi>
              </mrow>
              <msub>
                <mi>u</mi>
                <mi mathvariant="normal">∞</mi>
              </msub>
            </mfrac>
          </msqrt>
          <mi>g</mi>
          <mrow>
            <mo fence="true" stretchy="false">(</mo>
            <mrow>
              <mi mathvariant="normal">η</mi>
            </mrow>
            <mo fence="true" stretchy="false">)</mo>
          </mrow>
        </mrow>
      </mrow>
      <mrow>
        <mi>d</mi>
        <mi mathvariant="normal">η</mi>
      </mrow>
    </mrow>
    <annotation encoding="StarMath 5.0">%%ii @10@ EQDEF SUBST(@9@, @dy@)
%psi = u_infinity int {sqrt{{{alignc x %nu } over {alignc u_infinity}}} g(%eta) } nospace{d%eta}  %%gg
%%ii @12@ EQDEF* SIMPLIFY(@10@ , "integrate")
 %%gg
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i mathvariant="normal">η</mi>
          </mrow>
          <mo fence="true" stretchy="false">)</mo>
        </mrow>
        <mo stretchy="false">=</mo>
        <mrow>
          <mo stretchy="false">∫</mo>
          <mrow>
            <mi>g</mi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</mrow>
      <mrow>
        <mi>d</mi>
        <mi mathvariant="normal">η</mi>
      </mrow>
    </mrow>
    <annotation encoding="StarMath 5.0">%%ii FUNCTION {{none},f,%eta}
%%ii @f_eta@ EQDEF f(%eta) = int { g(%eta) differential(%eta)}
f(%eta) = int {g(%eta)} nospace{d%eta} %%gg
</annotation>
  </semantics>
</math>
</file>

<file path=Object 16/content.xml><?xml version="1.0" encoding="utf-8"?>
<math xmlns="http://www.w3.org/1998/Math/MathML" display="block">
  <semantics>
    <mtable>
      <mtr>
        <mtd columnalign="right">
          <mfrac>
            <mrow>
              <mo stretchy="false">∂</mo>
              <mi mathvariant="normal">ψ</mi>
            </mrow>
            <mrow>
              <mo stretchy="false">∂</mo>
              <mi>x</mi>
            </mrow>
          </mfrac>
        </mtd>
        <mtd>
          <mrow>
            <mrow/>
            <mo stretchy="false">=</mo>
            <mrow/>
          </mrow>
        </mtd>
        <mtd columnalign="left">
          <mrow>
            <mfrac>
              <mn>1</mn>
              <mn>2</mn>
            </mfrac>
            <msqrt>
              <mrow>
                <msub>
                  <mi>u</mi>
                  <mi mathvariant="normal">∞</mi>
                </msub>
                <mi mathvariant="normal">ν</mi>
              </mrow>
            </msqrt>
            <mrow>
              <mo fence="true" stretchy="false">(</mo>
              <mrow>
                <mrow>
                  <mrow>
                    <mfrac>
                      <mrow>
                        <mi>f</mi>
                        <mrow>
                          <mo fence="true" stretchy="false">(</mo>
                          <mrow>
                            <mi mathvariant="normal">η</mi>
                          </mrow>
                          <mo fence="true" stretchy="false">)</mo>
                        </mrow>
                      </mrow>
                      <msqrt>
                        <mi>x</mi>
                      </msqrt>
                    </mfrac>
                    <mo stretchy="false">+</mo>
                    <mn>2</mn>
                  </mrow>
                  <msqrt>
                    <mi>x</mi>
                  </msqrt>
                  <mfrac>
                    <mrow>
                      <mi>d</mi>
                      <mrow>
                        <mi>f</mi>
                        <mrow>
                          <mo fence="true" stretchy="false">(</mo>
                          <mrow>
                            <mi mathvariant="normal">η</mi>
                          </mrow>
                          <mo fence="true" stretchy="false">)</mo>
                        </mrow>
                      </mrow>
                    </mrow>
                    <mrow>
                      <mi>d</mi>
                      <mi mathvariant="normal">η</mi>
                    </mrow>
                  </mfrac>
                  <mfrac>
                    <mrow>
                      <mo stretchy="false">∂</mo>
                      <mi mathvariant="normal">η</mi>
                    </mrow>
                    <mrow>
                      <mo stretchy="false">∂</mo>
                      <mi>x</mi>
                    </mrow>
                  </mfrac>
                </mrow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=</mo>
            <mrow/>
          </mrow>
        </mtd>
        <mtd columnalign="left">
          <mrow>
            <mfrac>
              <mn>1</mn>
              <mn>2</mn>
            </mfrac>
            <msqrt>
              <mfrac>
                <mrow>
                  <msub>
                    <mi>u</mi>
                    <mi mathvariant="normal">∞</mi>
                  </msub>
                  <mi mathvariant="normal">ν</mi>
                </mrow>
                <mi>x</mi>
              </mfrac>
            </msqrt>
            <mrow>
              <mo fence="true" stretchy="false">(</mo>
              <mrow>
                <mrow>
                  <mi>f</mi>
                  <mrow>
                    <mrow>
                      <mo fence="true" stretchy="false">(</mo>
                      <mrow>
                        <mi mathvariant="normal">η</mi>
                      </mrow>
                      <mo fence="true" stretchy="false">)</mo>
                    </mrow>
                    <mo stretchy="false">−</mo>
                    <mi mathvariant="normal">η</mi>
                  </mrow>
                  <mfrac>
                    <mrow>
                      <mi>d</mi>
                      <mrow>
                        <mi>f</mi>
                        <mrow>
                          <mo fence="true" stretchy="false">(</mo>
                          <mrow>
                            <mi mathvariant="normal">η</mi>
                          </mrow>
                          <mo fence="true" stretchy="false">)</mo>
                        </mrow>
                      </mrow>
                    </mrow>
                    <mrow>
                      <mi>d</mi>
                      <mi mathvariant="normal">η</mi>
                    </mrow>
                  </mfrac>
                </mrow>
              </mrow>
              <mo fence="true" stretchy="false">)</mo>
            </mrow>
          </mrow>
        </mtd>
      </mtr>
    </mtable>
    <annotation encoding="StarMath 5.0">%%ii @14@ {autoformat=true} EQDEF SIMPLIFY(DIFFERENTIATE(@13@, x, 1) , "unsafe";"collect-common";"gather-sqrt")
%%ii TEXT newline
%%ii @16@ {autoformat=true} EQDEF SIMPLIFY(SUBSTC(@14@, @deta_dx@) , "collect-common";"gather-sqrt")
MATRIX { %%gg
{alignr {{alignc nospace{partial %psi}} over {alignc nospace{partial x}}}}#{}={}# {alignl  {{alignc 1} over {alignc 2}}  sqrt{u_infinity %nu } ({{alignc f(%eta) } over {alignc sqrt{x} }} + 2  sqrt{x} {{alignc d{f(%eta)}} over {alignc nospace{d%eta}}} {{alignc nospace{partial %eta}} over {alignc nospace{partial x}}} )  } ## %%gg
{} #{}={}# {alignl  {{alignc 1} over {alignc 2}}  sqrt{{{alignc u_infinity %nu } over {alignc x}}} (f(%eta)-%eta {{alignc d{f(%eta)}} over {alignc nospace{d%eta}}} )  } %%gg
} %%gg
</annotation>
  </semantics>
</math>
</file>

<file path=Object 17/content.xml><?xml version="1.0" encoding="utf-8"?>
<math xmlns="http://www.w3.org/1998/Math/MathML" display="block">
  <semantics>
    <mrow>
      <mrow>
        <mfrac>
          <mi>u</mi>
          <msub>
            <mi>u</mi>
            <mi mathvariant="normal">∞</mi>
          </msub>
        </mfrac>
        <mo stretchy="false">=</mo>
        <mi>g</mi>
      </mrow>
      <mrow>
        <mo fence="true" stretchy="false">(</mo>
        <mrow>
          <mi mathvariant="normal">η</mi>
        </mrow>
        <mo fence="true" stretchy="false">)</mo>
      </mrow>
    </mrow>
    <annotation encoding="StarMath 5.0">%%ii @B-6@ EQDEF* %eta = y sqrt{u_infinity over {x %ny}}
 %%gg
%%ii @B-5@ {autoformat=true} EQDEF SUBSTC(SIMPLIFY(SUBST(@3@, SOLVE(@B-6@, y, 1)) , "unsafe"), @hateta@)
{{alignc u } over {alignc u_infinity }} = g(%eta) %%gg
</annotation>
  </semantics>
</math>
</file>

<file path=Object 18/content.xml><?xml version="1.0" encoding="utf-8"?>
<math xmlns="http://www.w3.org/1998/Math/MathML" display="block">
  <semantics>
    <mrow>
      <mi>u</mi>
      <mo stretchy="false">=</mo>
      <mfrac>
        <mrow>
          <mo stretchy="false">∂</mo>
          <mi mathvariant="normal">ψ</mi>
        </mrow>
        <mrow>
          <mo stretchy="false">∂</mo>
          <mi>y</mi>
        </mrow>
      </mfrac>
    </mrow>
    <annotation encoding="StarMath 5.0">%%ii @B-7@ EQDEF u = differentiate( %psi,y,1 )
u = {{alignc nospace{partial %psi}} over {alignc nospace{partial y}}} %%gg
</annotation>
  </semantics>
</math>
</file>

<file path=Object 2/content.xml><?xml version="1.0" encoding="utf-8"?>
<math xmlns="http://www.w3.org/1998/Math/MathML" display="block">
  <semantics>
    <mrow>
      <mrow>
        <mfrac>
          <mrow>
            <mi>d</mi>
            <mrow>
              <mi>f</mi>
              <mrow>
                <mo fence="true" stretchy="false">(</mo>
                <mrow>
                  <mi mathvariant="normal">η</mi>
                </mrow>
                <mo fence="true" stretchy="false">)</mo>
              </mrow>
            </mrow>
          </mrow>
          <mrow>
            <mi>d</mi>
            <mi mathvariant="normal">η</mi>
          </mrow>
        </mfrac>
        <mo stretchy="false">=</mo>
        <mi>g</mi>
      </mrow>
      <mrow>
        <mo fence="true" stretchy="false">(</mo>
        <mrow>
          <mi mathvariant="normal">η</mi>
        </mrow>
        <mo fence="true" stretchy="false">)</mo>
      </mrow>
    </mrow>
    <annotation encoding="StarMath 5.0">%%ii @df_deta@ EQDEF differentiate(f(%eta), %eta, 1) = g(%eta)
{{alignc d{f(%eta)}} over {alignc nospace{d%eta}}} = g(%eta) %%gg
</annotation>
  </semantics>
</math>
</file>

<file path=Object 20/content.xml><?xml version="1.0" encoding="utf-8"?>
<math xmlns="http://www.w3.org/1998/Math/MathML" display="block">
  <semantics>
    <mrow>
      <mrow>
        <mi mathvariant="normal">ψ</mi>
        <mo stretchy="false">=</mo>
        <msub>
          <mi>u</mi>
          <mi mathvariant="normal">∞</mi>
        </msub>
      </mrow>
      <msqrt>
        <mfrac>
          <mrow>
            <mi>x</mi>
            <mi mathvariant="normal">ν</mi>
          </mrow>
          <msub>
            <mi>u</mi>
            <mi mathvariant="normal">∞</mi>
          </msub>
        </mfrac>
      </msqrt>
      <mi>f</mi>
      <mrow>
        <mo fence="true" stretchy="false">(</mo>
        <mrow>
          <mi mathvariant="normal">η</mi>
        </mrow>
        <mo fence="true" stretchy="false">)</mo>
      </mrow>
    </mrow>
    <annotation encoding="StarMath 5.0">%%ii @13@ EQDEF SUBSTC(@12@, REV(@f_eta@))
%psi = u_infinity sqrt{{{alignc x %nu } over {alignc u_infinity}}} f(%eta)  %%gg
</annotation>
  </semantics>
</math>
</file>

<file path=Object 21/content.xml><?xml version="1.0" encoding="utf-8"?>
<math xmlns="http://www.w3.org/1998/Math/MathML" display="block">
  <semantics>
    <mrow>
      <mrow>
        <mfrac>
          <mrow>
            <mo stretchy="false">∂</mo>
            <mi mathvariant="normal">η</mi>
          </mrow>
          <mrow>
            <mo stretchy="false">∂</mo>
            <mi>x</mi>
          </mrow>
        </mfrac>
        <mo stretchy="false">=</mo>
        <mrow>
          <mo stretchy="false">−</mo>
          <mfrac>
            <mn>1</mn>
            <mn>2</mn>
          </mfrac>
        </mrow>
      </mrow>
      <mfrac>
        <mrow>
          <msub>
            <mi>u</mi>
            <mi mathvariant="normal">∞</mi>
          </msub>
          <mi>y</mi>
          <msqrt>
            <mstyle mathsize="11pt">
              <mfrac>
                <mrow>
                  <mi>x</mi>
                  <mi mathvariant="normal">ν</mi>
                </mrow>
                <msub>
                  <mi>u</mi>
                  <mi mathvariant="normal">∞</mi>
                </msub>
              </mfrac>
            </mstyle>
          </msqrt>
        </mrow>
        <mrow>
          <mi mathvariant="normal">ν</mi>
          <msup>
            <mi>x</mi>
            <mn>2</mn>
          </msup>
        </mrow>
      </mfrac>
    </mrow>
    <annotation encoding="StarMath 5.0">%%ii @15@ {autoformat=true} EQDEF SIMPLIFY(DIFFERENTIATE(@5@, x, 1) , "normal")
{{alignc nospace{partial %eta}} over {alignc nospace{partial x}}} = -{{alignc 1} over {alignc 2}} {{alignc  u_infinity y sqrt{size-1{{alignc x %nu } over {alignc u_infinity}}} } over {alignc  %nu x^{2} }} %%gg
</annotation>
  </semantics>
</math>
</file>

<file path=Object 22/content.xml><?xml version="1.0" encoding="utf-8"?>
<math xmlns="http://www.w3.org/1998/Math/MathML" display="block">
  <semantics>
    <mrow>
      <mrow>
        <mi>v</mi>
        <mo stretchy="false">=</mo>
        <mfrac>
          <mn>1</mn>
          <mn>2</mn>
        </mfrac>
      </mrow>
      <msqrt>
        <mfrac>
          <mrow>
            <msub>
              <mi>u</mi>
              <mi mathvariant="normal">∞</mi>
            </msub>
            <mi mathvariant="normal">ν</mi>
          </mrow>
          <mi>x</mi>
        </mfrac>
      </msqrt>
      <mrow>
        <mo fence="true" stretchy="false">(</mo>
        <mrow>
          <mrow>
            <mi mathvariant="normal">η</mi>
            <mrow>
              <mfrac>
                <mrow>
                  <mi>d</mi>
                  <mrow>
                    <mi>f</mi>
                    <mrow>
                      <mo fence="true" stretchy="false">(</mo>
                      <mrow>
                        <mi mathvariant="normal">η</mi>
                      </mrow>
                      <mo fence="true" stretchy="false">)</mo>
                    </mrow>
                  </mrow>
                </mrow>
                <mrow>
                  <mi>d</mi>
                  <mi mathvariant="normal">η</mi>
                </mrow>
              </mfrac>
              <mo stretchy="false">−</mo>
              <mi>f</mi>
            </mrow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o fence="true" stretchy="false">)</mo>
      </mrow>
    </mrow>
    <annotation encoding="StarMath 5.0">%%ii @B-10@ {autoformat=true} EQDEF SUBST(@B-8@, @prev@)
v = {{alignc 1} over {alignc 2}}  sqrt{{{alignc u_infinity %nu } over {alignc x}}} (%eta {{alignc d{f(%eta)}} over {alignc nospace{d%eta}}} -f(%eta) )   %%gg
</annotation>
  </semantics>
</math>
</file>

<file path=Object 23/content.xml><?xml version="1.0" encoding="utf-8"?>
<math xmlns="http://www.w3.org/1998/Math/MathML" display="block">
  <semantics>
    <mrow>
      <mrow>
        <mi mathvariant="normal">ψ</mi>
        <mo stretchy="false">=</mo>
        <msub>
          <mi>u</mi>
          <mi mathvariant="normal">∞</mi>
        </msub>
      </mrow>
      <mrow>
        <mo stretchy="false">∫</mo>
        <mrow>
          <mi>g</mi>
          <mrow>
            <mo fence="true" stretchy="false">(</mo>
            <mrow>
              <mi mathvariant="normal">η</mi>
            </mrow>
            <mo fence="true" stretchy="false">)</mo>
          </mrow>
        </mrow>
      </mrow>
      <mi mathvariant="italic">dy</mi>
    </mrow>
    <annotation encoding="StarMath 5.0">%%ii @7@ EQDEF* SIMPLIFY(@6@ * (u_infinity partial(y)), "cancel-diff")
 %%gg
%%ii @8@ {autoformat=true} EQDEF* SUBSTC(@7@, partial(%psi) = differential(%psi); partial(y) = differential(y))
 %%gg
%%ii @9@ {autoformat=true} EQDEF SUBSTC(SIMPLIFY(INT{LHS(@prev@)} = INT{RHS(@prev@)} , "integrate"), C=0)
%psi = u_infinity int {g(%eta)} nospace{dy}  %%gg
</annotation>
  </semantics>
</math>
</file>

<file path=Object 24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y</mi>
          </mrow>
        </mfrac>
        <mo stretchy="false">=</mo>
        <msub>
          <mi>u</mi>
          <mi mathvariant="normal">∞</mi>
        </msub>
      </mrow>
      <mfrac>
        <mrow>
          <mi>d</mi>
          <mrow>
            <mi>g</mi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row>
          <mi>d</mi>
          <mi mathvariant="normal">η</mi>
        </mrow>
      </mfrac>
      <mfrac>
        <mrow>
          <mo stretchy="false">∂</mo>
          <mi mathvariant="normal">η</mi>
        </mrow>
        <mrow>
          <mo stretchy="false">∂</mo>
          <mi>y</mi>
        </mrow>
      </mfrac>
    </mrow>
    <annotation encoding="StarMath 5.0">%%ii @19@ EQDEF DIFFERENTIATE(@u_eta@, y, 1)
{{alignc nospace{partial u}} over {alignc nospace{partial y}}} = u_infinity {{alignc d{g(%eta)}} over {alignc nospace{d%eta}}} {{alignc nospace{partial %eta}} over {alignc nospace{partial y}}}  %%gg
</annotation>
  </semantics>
</math>
</file>

<file path=Object 25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x</mi>
          </mrow>
        </mfrac>
        <mo stretchy="false">+</mo>
        <mfrac>
          <mrow>
            <mo stretchy="false">∂</mo>
            <mi>v</mi>
          </mrow>
          <mrow>
            <mo stretchy="false">∂</mo>
            <mi>y</mi>
          </mrow>
        </mfrac>
      </mrow>
      <mo stretchy="false">=</mo>
      <mn>0</mn>
    </mrow>
    <annotation encoding="StarMath 5.0">%%ii @B-1@ EQDEF differentiate(u, x, 1) + differentiate(v,y,1) = 0
{{alignc nospace{partial u}} over {alignc nospace{partial x}}} + {{alignc nospace{partial v}} over {alignc nospace{partial y}}} = 0 %%gg
</annotation>
  </semantics>
</math>
</file>

<file path=Object 26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x</mi>
          </mrow>
        </mfrac>
        <mo stretchy="false">=</mo>
        <msub>
          <mi>u</mi>
          <mi mathvariant="normal">∞</mi>
        </msub>
      </mrow>
      <mfrac>
        <mrow>
          <mi>d</mi>
          <mrow>
            <mi>g</mi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row>
          <mi>d</mi>
          <mi mathvariant="normal">η</mi>
        </mrow>
      </mfrac>
      <mfrac>
        <mrow>
          <mo stretchy="false">∂</mo>
          <mi mathvariant="normal">η</mi>
        </mrow>
        <mrow>
          <mo stretchy="false">∂</mo>
          <mi>x</mi>
        </mrow>
      </mfrac>
    </mrow>
    <annotation encoding="StarMath 5.0">%%ii @20@ EQDEF DIFFERENTIATE(@u_eta@, x, 1)
{{alignc nospace{partial u}} over {alignc nospace{partial x}}} = u_infinity {{alignc d{g(%eta)}} over {alignc nospace{d%eta}}} {{alignc nospace{partial %eta}} over {alignc nospace{partial x}}}  %%gg
</annotation>
  </semantics>
</math>
</file>

<file path=Object 27/content.xml><?xml version="1.0" encoding="utf-8"?>
<math xmlns="http://www.w3.org/1998/Math/MathML" display="block">
  <semantics>
    <mrow>
      <mrow>
        <mo stretchy="false">−</mo>
        <mfrac>
          <mn>1</mn>
          <mn>2</mn>
        </mfrac>
      </mrow>
      <mfrac>
        <mrow>
          <msubsup>
            <mi>u</mi>
            <mi mathvariant="normal">∞</mi>
            <mn>2</mn>
          </msubsup>
          <mi mathvariant="normal">η</mi>
          <mi>g</mi>
          <mrow>
            <mo fence="true" stretchy="false">(</mo>
            <mrow>
              <mi mathvariant="normal">η</mi>
            </mrow>
            <mo fence="true" stretchy="false">)</mo>
          </mrow>
        </mrow>
        <mi>x</mi>
      </mfrac>
      <mrow>
        <mfrac>
          <mrow>
            <mi>d</mi>
            <mrow>
              <mi>g</mi>
              <mrow>
                <mo fence="true" stretchy="false">(</mo>
                <mrow>
                  <mi mathvariant="normal">η</mi>
                </mrow>
                <mo fence="true" stretchy="false">)</mo>
              </mrow>
            </mrow>
          </mrow>
          <mrow>
            <mi>d</mi>
            <mi mathvariant="normal">η</mi>
          </mrow>
        </mfrac>
        <mo stretchy="false">+</mo>
        <mfrac>
          <mn>1</mn>
          <mn>2</mn>
        </mfrac>
      </mrow>
      <msub>
        <mi>u</mi>
        <mi mathvariant="normal">∞</mi>
      </msub>
      <msqrt>
        <mfrac>
          <msub>
            <mi>u</mi>
            <mi mathvariant="normal">∞</mi>
          </msub>
          <mrow>
            <mi>x</mi>
            <mi mathvariant="normal">ν</mi>
          </mrow>
        </mfrac>
      </msqrt>
      <msqrt>
        <mfrac>
          <mrow>
            <msub>
              <mi>u</mi>
              <mi mathvariant="normal">∞</mi>
            </msub>
            <mi mathvariant="normal">ν</mi>
          </mrow>
          <mi>x</mi>
        </mfrac>
      </msqrt>
      <mrow>
        <mo fence="true" stretchy="false">(</mo>
        <mrow>
          <mrow>
            <mi mathvariant="normal">η</mi>
            <mrow>
              <mfrac>
                <mrow>
                  <mi>d</mi>
                  <mrow>
                    <mi>f</mi>
                    <mrow>
                      <mo fence="true" stretchy="false">(</mo>
                      <mrow>
                        <mi mathvariant="normal">η</mi>
                      </mrow>
                      <mo fence="true" stretchy="false">)</mo>
                    </mrow>
                  </mrow>
                </mrow>
                <mrow>
                  <mi>d</mi>
                  <mi mathvariant="normal">η</mi>
                </mrow>
              </mfrac>
              <mo stretchy="false">−</mo>
              <mi>f</mi>
            </mrow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o fence="true" stretchy="false">)</mo>
      </mrow>
      <mrow>
        <mfrac>
          <mrow>
            <mi>d</mi>
            <mrow>
              <mi>g</mi>
              <mrow>
                <mo fence="true" stretchy="false">(</mo>
                <mrow>
                  <mi mathvariant="normal">η</mi>
                </mrow>
                <mo fence="true" stretchy="false">)</mo>
              </mrow>
            </mrow>
          </mrow>
          <mrow>
            <mi>d</mi>
            <mi mathvariant="normal">η</mi>
          </mrow>
        </mfrac>
        <mo stretchy="false">=</mo>
        <mfrac>
          <msubsup>
            <mi>u</mi>
            <mi mathvariant="normal">∞</mi>
            <mn>2</mn>
          </msubsup>
          <mi>x</mi>
        </mfrac>
      </mrow>
      <mfrac>
        <mrow>
          <msup>
            <mi>d</mi>
            <mn>2</mn>
          </msup>
          <mrow>
            <mi>g</mi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row>
          <mi>d</mi>
          <msup>
            <mi mathvariant="normal">η</mi>
            <mn>2</mn>
          </msup>
        </mrow>
      </mfrac>
    </mrow>
    <annotation encoding="StarMath 5.0">%%ii @39@ EQDEF SUBSTC(@26@, @u_eta@;@B-10@)
-{{alignc 1} over {alignc 2}} {{alignc  u_infinity^{2} %eta g(%eta) } over {alignc  x }} {{alignc d{g(%eta)}} over {alignc nospace{d%eta}}} + {{alignc 1} over {alignc 2}}  u_infinity sqrt{{{alignc u_infinity} over {alignc x %nu }}} sqrt{{{alignc u_infinity %nu } over {alignc x}}} (%eta {{alignc d{f(%eta)}} over {alignc nospace{d%eta}}} -f(%eta) )  {{alignc d{g(%eta)}} over {alignc nospace{d%eta}}}  = {{alignc u_infinity^{2}} over {alignc x}} {{alignc d^{2}{g(%eta)}} over {alignc nospace{d%eta^{2}}}}  %%gg
</annotation>
  </semantics>
</math>
</file>

<file path=Object 28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x</mi>
          </mrow>
        </mfrac>
        <mo stretchy="false">=</mo>
        <mrow>
          <mo stretchy="false">−</mo>
          <mfrac>
            <mn>1</mn>
            <mn>2</mn>
          </mfrac>
        </mrow>
      </mrow>
      <mfrac>
        <mrow>
          <msub>
            <mi>u</mi>
            <mi mathvariant="normal">∞</mi>
          </msub>
          <mi mathvariant="normal">η</mi>
        </mrow>
        <mi>x</mi>
      </mfrac>
      <mfrac>
        <mrow>
          <mi>d</mi>
          <mrow>
            <mi>g</mi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row>
          <mi>d</mi>
          <mi mathvariant="normal">η</mi>
        </mrow>
      </mfrac>
    </mrow>
    <annotation encoding="StarMath 5.0">%%ii @du_dx1@ EQDEF SUBSTC(@20@, @deta_dx@)
{{alignc nospace{partial u}} over {alignc nospace{partial x}}} = -{{alignc 1} over {alignc 2}} {{alignc  u_infinity %eta } over {alignc  x }} {{alignc d{g(%eta)}} over {alignc nospace{d%eta}}} %%gg
</annotation>
  </semantics>
</math>
</file>

<file path=Object 29/content.xml><?xml version="1.0" encoding="utf-8"?>
<math xmlns="http://www.w3.org/1998/Math/MathML" display="block">
  <semantics>
    <mrow>
      <mfrac>
        <mrow>
          <mo stretchy="false">∂</mo>
          <mi mathvariant="normal">η</mi>
        </mrow>
        <mrow>
          <mo stretchy="false">∂</mo>
          <mi>y</mi>
        </mrow>
      </mfrac>
      <mo stretchy="false">=</mo>
      <msqrt>
        <mfrac>
          <msub>
            <mi>u</mi>
            <mi mathvariant="normal">∞</mi>
          </msub>
          <mrow>
            <mi>x</mi>
            <mi mathvariant="normal">ν</mi>
          </mrow>
        </mfrac>
      </msqrt>
    </mrow>
    <annotation encoding="StarMath 5.0">%%ii @deta_dy@ {autoformat=true} EQDEF DIFFERENTIATE(@5@, y, 1)
{{alignc nospace{partial %eta}} over {alignc nospace{partial y}}} = sqrt{{{alignc u_infinity} over {alignc x %nu }}} %%gg
</annotation>
  </semantics>
</math>
</file>

<file path=Object 3/content.xml><?xml version="1.0" encoding="utf-8"?>
<math xmlns="http://www.w3.org/1998/Math/MathML" display="block">
  <semantics>
    <mrow>
      <mi>u</mi>
      <mrow>
        <mfrac>
          <mrow>
            <mo stretchy="false">∂</mo>
            <mi>T</mi>
          </mrow>
          <mrow>
            <mo stretchy="false">∂</mo>
            <mi>x</mi>
          </mrow>
        </mfrac>
        <mo stretchy="false">+</mo>
        <mi>v</mi>
      </mrow>
      <mrow>
        <mfrac>
          <mrow>
            <mo stretchy="false">∂</mo>
            <mi>T</mi>
          </mrow>
          <mrow>
            <mo stretchy="false">∂</mo>
            <mi>y</mi>
          </mrow>
        </mfrac>
        <mo stretchy="false">=</mo>
        <mi mathvariant="normal">α</mi>
      </mrow>
      <mfrac>
        <mrow>
          <msup>
            <mo stretchy="false">∂</mo>
            <mn>2</mn>
          </msup>
          <mi>T</mi>
        </mrow>
        <mrow>
          <mo stretchy="false">∂</mo>
          <msup>
            <mi>y</mi>
            <mn>2</mn>
          </msup>
        </mrow>
      </mfrac>
    </mrow>
    <annotation encoding="StarMath 5.0">%%ii @B-3@ EQDEF u differentiate(T,x,1) + v differentiate(T,y,1) = %alpha differentiate( T,y,2 )
u {{alignc nospace{partial T}} over {alignc nospace{partial x}}}  + v {{alignc nospace{partial T}} over {alignc nospace{partial y}}}  = %alpha {{alignc nospace{partial^{2}T}} over {alignc nospace{partial y^{2}}}}  %%gg
</annotation>
  </semantics>
</math>
</file>

<file path=Object 30/content.xml><?xml version="1.0" encoding="utf-8"?>
<math xmlns="http://www.w3.org/1998/Math/MathML" display="block">
  <semantics>
    <annotation encoding="StarMath 5.0">%%ii FUNCTION {{none},T,x;y}
</annotation>
  </semantics>
</math>
</file>

<file path=Object 31/content.xml><?xml version="1.0" encoding="utf-8"?>
<math xmlns="http://www.w3.org/1998/Math/MathML" display="block">
  <semantics>
    <annotation encoding="StarMath 5.0">%%ii FUNCTION {{none},%eta,x;y}
</annotation>
  </semantics>
</math>
</file>

<file path=Object 32/content.xml><?xml version="1.0" encoding="utf-8"?>
<math xmlns="http://www.w3.org/1998/Math/MathML" display="block">
  <semantics>
    <mrow>
      <mfrac>
        <mrow>
          <msup>
            <mi>d</mi>
            <mn>2</mn>
          </msup>
          <mrow>
            <mi>f</mi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row>
          <mi>d</mi>
          <msup>
            <mi mathvariant="normal">η</mi>
            <mn>2</mn>
          </msup>
        </mrow>
      </mfrac>
      <mo stretchy="false">=</mo>
      <mfrac>
        <mrow>
          <mi>d</mi>
          <mrow>
            <mi>g</mi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row>
          <mi>d</mi>
          <mi mathvariant="normal">η</mi>
        </mrow>
      </mfrac>
    </mrow>
    <annotation encoding="StarMath 5.0">%%ii @d2f_deta2@ EQDEF DIFFERENTIATE(@df_deta@, %eta, 1)
{{alignc d^{2}{f(%eta)}} over {alignc nospace{d%eta^{2}}}} = {{alignc d{g(%eta)}} over {alignc nospace{d%eta}}} %%gg
</annotation>
  </semantics>
</math>
</file>

<file path=Object 33/content.xml><?xml version="1.0" encoding="utf-8"?>
<math xmlns="http://www.w3.org/1998/Math/MathML" display="block">
  <semantics>
    <annotation encoding="StarMath 5.0">%%ii FUNCTION {{none},u,x;y}
</annotation>
  </semantics>
</math>
</file>

<file path=Object 34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i mathvariant="normal">η</mi>
        </mrow>
        <mrow>
          <mo stretchy="false">∂</mo>
          <msup>
            <mi>y</mi>
            <mn>2</mn>
          </msup>
        </mrow>
      </mfrac>
      <mo stretchy="false">=</mo>
      <mn>0</mn>
    </mrow>
    <annotation encoding="StarMath 5.0">%%ii @d2eta_dy2@ {autoformat=true} EQDEF DIFFERENTIATE(@5@, y, 2)
{{alignc nospace{partial^{2}%eta}} over {alignc nospace{partial y^{2}}}} = 0 %%gg
</annotation>
  </semantics>
</math>
</file>

<file path=Object 35/content.xml><?xml version="1.0" encoding="utf-8"?>
<math xmlns="http://www.w3.org/1998/Math/MathML" display="block">
  <semantics>
    <annotation encoding="StarMath 5.0">%%ii FUNCTION {{none},v,x;y}
</annotation>
  </semantics>
</math>
</file>

<file path=Object 36/content.xml><?xml version="1.0" encoding="utf-8"?>
<math xmlns="http://www.w3.org/1998/Math/MathML" display="block">
  <semantics>
    <annotation encoding="StarMath 5.0">%%ii FUNCTION {{none},g,%eta}
</annotation>
  </semantics>
</math>
</file>

<file path=Object 37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y</mi>
              <mn>2</mn>
            </msup>
          </mrow>
        </mfrac>
        <mo stretchy="false">=</mo>
        <msub>
          <mi>u</mi>
          <mi mathvariant="normal">∞</mi>
        </msub>
      </mrow>
      <msup>
        <mrow>
          <mo fence="true" stretchy="false">(</mo>
          <mrow>
            <mfrac>
              <mrow>
                <mo stretchy="false">∂</mo>
                <mi mathvariant="normal">η</mi>
              </mrow>
              <mrow>
                <mo stretchy="false">∂</mo>
                <mi>y</mi>
              </mrow>
            </mfrac>
          </mrow>
          <mo fence="true" stretchy="false">)</mo>
        </mrow>
        <mn>2</mn>
      </msup>
      <mrow>
        <mfrac>
          <mrow>
            <msup>
              <mi>d</mi>
              <mn>2</mn>
            </msup>
            <mrow>
              <mi>g</mi>
              <mrow>
                <mo fence="true" stretchy="false">(</mo>
                <mrow>
                  <mi mathvariant="normal">η</mi>
                </mrow>
                <mo fence="true" stretchy="false">)</mo>
              </mrow>
            </mrow>
          </mrow>
          <mrow>
            <mi>d</mi>
            <msup>
              <mi mathvariant="normal">η</mi>
              <mn>2</mn>
            </msup>
          </mrow>
        </mfrac>
        <mo stretchy="false">+</mo>
        <msub>
          <mi>u</mi>
          <mi mathvariant="normal">∞</mi>
        </msub>
      </mrow>
      <mfrac>
        <mrow>
          <mi>d</mi>
          <mrow>
            <mi>g</mi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row>
          <mi>d</mi>
          <mi mathvariant="normal">η</mi>
        </mrow>
      </mfrac>
      <mfrac>
        <mrow>
          <msup>
            <mo stretchy="false">∂</mo>
            <mn>2</mn>
          </msup>
          <mi mathvariant="normal">η</mi>
        </mrow>
        <mrow>
          <mo stretchy="false">∂</mo>
          <msup>
            <mi>y</mi>
            <mn>2</mn>
          </msup>
        </mrow>
      </mfrac>
    </mrow>
    <annotation encoding="StarMath 5.0">%%ii @38@ EQDEF DIFFERENTIATE(@u_eta@, y, 2)
{{alignc nospace{partial^{2}u}} over {alignc nospace{partial y^{2}}}} = u_infinity ({{alignc nospace{partial %eta}} over {alignc nospace{partial y}}})^{2} {{alignc d^{2}{g(%eta)}} over {alignc nospace{d%eta^{2}}}}  + u_infinity {{alignc d{g(%eta)}} over {alignc nospace{d%eta}}} {{alignc nospace{partial^{2}%eta}} over {alignc nospace{partial y^{2}}}}  %%gg
</annotation>
  </semantics>
</math>
</file>

<file path=Object 38/content.xml><?xml version="1.0" encoding="utf-8"?>
<math xmlns="http://www.w3.org/1998/Math/MathML" display="block">
  <semantics>
    <mrow>
      <msub>
        <mi>u</mi>
        <mi mathvariant="normal">∞</mi>
      </msub>
      <msqrt>
        <mfrac>
          <msub>
            <mi>u</mi>
            <mi mathvariant="normal">∞</mi>
          </msub>
          <mrow>
            <mi>x</mi>
            <mi mathvariant="normal">ν</mi>
          </mrow>
        </mfrac>
      </msqrt>
      <mi>v</mi>
      <mrow>
        <mfrac>
          <mrow>
            <mi>d</mi>
            <mrow>
              <mi>g</mi>
              <mrow>
                <mo fence="true" stretchy="false">(</mo>
                <mrow>
                  <mi mathvariant="normal">η</mi>
                </mrow>
                <mo fence="true" stretchy="false">)</mo>
              </mrow>
            </mrow>
          </mrow>
          <mrow>
            <mi>d</mi>
            <mi mathvariant="normal">η</mi>
          </mrow>
        </mfrac>
        <mo stretchy="false">−</mo>
        <mfrac>
          <mn>1</mn>
          <mn>2</mn>
        </mfrac>
      </mrow>
      <mfrac>
        <mrow>
          <msub>
            <mi>u</mi>
            <mi mathvariant="normal">∞</mi>
          </msub>
          <mi mathvariant="normal">η</mi>
          <mi>u</mi>
        </mrow>
        <mi>x</mi>
      </mfrac>
      <mrow>
        <mfrac>
          <mrow>
            <mi>d</mi>
            <mrow>
              <mi>g</mi>
              <mrow>
                <mo fence="true" stretchy="false">(</mo>
                <mrow>
                  <mi mathvariant="normal">η</mi>
                </mrow>
                <mo fence="true" stretchy="false">)</mo>
              </mrow>
            </mrow>
          </mrow>
          <mrow>
            <mi>d</mi>
            <mi mathvariant="normal">η</mi>
          </mrow>
        </mfrac>
        <mo stretchy="false">=</mo>
        <mfrac>
          <msubsup>
            <mi>u</mi>
            <mi mathvariant="normal">∞</mi>
            <mn>2</mn>
          </msubsup>
          <mi>x</mi>
        </mfrac>
      </mrow>
      <mfrac>
        <mrow>
          <msup>
            <mi>d</mi>
            <mn>2</mn>
          </msup>
          <mrow>
            <mi>g</mi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row>
          <mi>d</mi>
          <msup>
            <mi mathvariant="normal">η</mi>
            <mn>2</mn>
          </msup>
        </mrow>
      </mfrac>
    </mrow>
    <annotation encoding="StarMath 5.0">%%ii @26@ EQDEF SUBSTC(@B-2@, @du_dy1@;@du_dx1@;@d2u_dy2@)
u_infinity sqrt{{{alignc u_infinity} over {alignc x %nu }}} v {{alignc d{g(%eta)}} over {alignc nospace{d%eta}}} -{{alignc 1} over {alignc 2}} {{alignc  u_infinity %eta u } over {alignc  x }} {{alignc d{g(%eta)}} over {alignc nospace{d%eta}}} = {{alignc u_infinity^{2}} over {alignc x}} {{alignc d^{2}{g(%eta)}} over {alignc nospace{d%eta^{2}}}}  %%gg
</annotation>
  </semantics>
</math>
</file>

<file path=Object 39/content.xml><?xml version="1.0" encoding="utf-8"?>
<math xmlns="http://www.w3.org/1998/Math/MathML" display="block">
  <semantics>
    <annotation encoding="StarMath 5.0">%%ii FUNCTION {{none},%psi,x;y}
</annotation>
  </semantics>
</math>
</file>

<file path=Object 4/content.xml><?xml version="1.0" encoding="utf-8"?>
<math xmlns="http://www.w3.org/1998/Math/MathML" display="block">
  <semantics>
    <mrow>
      <mi mathvariant="normal">α</mi>
      <mo stretchy="false">=</mo>
      <mfrac>
        <mi>k</mi>
        <mrow>
          <mi mathvariant="normal">ρ</mi>
          <msub>
            <mi>c</mi>
            <mi>p</mi>
          </msub>
        </mrow>
      </mfrac>
    </mrow>
    <annotation encoding="StarMath 5.0">%%ii @1@ EQDEF %alpha = k over { %rho c_p}
%alpha = k over { %rho c_p} %%gg
</annotation>
  </semantics>
</math>
</file>

<file path=Object 40/content.xml><?xml version="1.0" encoding="utf-8"?>
<math xmlns="http://www.w3.org/1998/Math/MathML" display="block">
  <semantics>
    <mrow>
      <mrow>
        <mi>u</mi>
        <mo stretchy="false">=</mo>
        <msub>
          <mi>u</mi>
          <mi mathvariant="normal">∞</mi>
        </msub>
      </mrow>
      <mi>g</mi>
      <mrow>
        <mo fence="true" stretchy="false">(</mo>
        <mrow>
          <mi mathvariant="normal">η</mi>
        </mrow>
        <mo fence="true" stretchy="false">)</mo>
      </mrow>
    </mrow>
    <annotation encoding="StarMath 5.0">%%ii @u_eta@ EQDEF SOLVE(@B-5@, u, 1)
u = u_infinity g(%eta)  %%gg
</annotation>
  </semantics>
</math>
</file>

<file path=Object 41/content.xml><?xml version="1.0" encoding="utf-8"?>
<math xmlns="http://www.w3.org/1998/Math/MathML" display="block">
  <semantics>
    <mrow>
      <mfrac>
        <mrow>
          <msup>
            <mi>d</mi>
            <mn>3</mn>
          </msup>
          <mrow>
            <mi>f</mi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row>
          <mi>d</mi>
          <msup>
            <mi mathvariant="normal">η</mi>
            <mn>3</mn>
          </msup>
        </mrow>
      </mfrac>
      <mo stretchy="false">=</mo>
      <mfrac>
        <mrow>
          <msup>
            <mi>d</mi>
            <mn>2</mn>
          </msup>
          <mrow>
            <mi>g</mi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row>
          <mi>d</mi>
          <msup>
            <mi mathvariant="normal">η</mi>
            <mn>2</mn>
          </msup>
        </mrow>
      </mfrac>
    </mrow>
    <annotation encoding="StarMath 5.0">%%ii @d3f_deta3@ EQDEF DIFFERENTIATE(@d2f_deta2@, %eta, 1)
{{alignc d^{3}{f(%eta)}} over {alignc nospace{d%eta^{3}}}} = {{alignc d^{2}{g(%eta)}} over {alignc nospace{d%eta^{2}}}} %%gg
</annotation>
  </semantics>
</math>
</file>

<file path=Object 42/content.xml><?xml version="1.0" encoding="utf-8"?>
<math xmlns="http://www.w3.org/1998/Math/MathML" display="block">
  <semantics>
    <mrow>
      <mrow>
        <mo stretchy="false">−</mo>
        <mfrac>
          <mn>1</mn>
          <mn>2</mn>
        </mfrac>
      </mrow>
      <mfrac>
        <mrow>
          <msubsup>
            <mi>u</mi>
            <mi mathvariant="normal">∞</mi>
            <mn>2</mn>
          </msubsup>
          <mi>f</mi>
          <mrow>
            <mo fence="true" stretchy="false">(</mo>
            <mrow>
              <mi mathvariant="normal">η</mi>
            </mrow>
            <mo fence="true" stretchy="false">)</mo>
          </mrow>
        </mrow>
        <mi>x</mi>
      </mfrac>
      <mrow>
        <mfrac>
          <mrow>
            <msup>
              <mi>d</mi>
              <mn>2</mn>
            </msup>
            <mrow>
              <mi>f</mi>
              <mrow>
                <mo fence="true" stretchy="false">(</mo>
                <mrow>
                  <mi mathvariant="normal">η</mi>
                </mrow>
                <mo fence="true" stretchy="false">)</mo>
              </mrow>
            </mrow>
          </mrow>
          <mrow>
            <mi>d</mi>
            <msup>
              <mi mathvariant="normal">η</mi>
              <mn>2</mn>
            </msup>
          </mrow>
        </mfrac>
        <mo stretchy="false">=</mo>
        <mfrac>
          <msubsup>
            <mi>u</mi>
            <mi mathvariant="normal">∞</mi>
            <mn>2</mn>
          </msubsup>
          <mi>x</mi>
        </mfrac>
      </mrow>
      <mfrac>
        <mrow>
          <msup>
            <mi>d</mi>
            <mn>3</mn>
          </msup>
          <mrow>
            <mi>f</mi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row>
          <mi>d</mi>
          <msup>
            <mi mathvariant="normal">η</mi>
            <mn>3</mn>
          </msup>
        </mrow>
      </mfrac>
    </mrow>
    <annotation encoding="StarMath 5.0">%%ii @43@ EQDEF SIMPLIFY(@41@ , "expandf")
-{{alignc 1} over {alignc 2}} {{alignc  u_infinity^{2} f(%eta) } over {alignc  x }} {{alignc d^{2}{f(%eta)}} over {alignc nospace{d%eta^{2}}}} = {{alignc u_infinity^{2}} over {alignc x}} {{alignc d^{3}{f(%eta)}} over {alignc nospace{d%eta^{3}}}}  %%gg
</annotation>
  </semantics>
</math>
</file>

<file path=Object 43/content.xml><?xml version="1.0" encoding="utf-8"?>
<math xmlns="http://www.w3.org/1998/Math/MathML" display="block">
  <semantics>
    <mrow>
      <mrow>
        <mo stretchy="false">−</mo>
        <mfrac>
          <mn>1</mn>
          <mn>2</mn>
        </mfrac>
      </mrow>
      <mfrac>
        <mrow>
          <msubsup>
            <mi>u</mi>
            <mi mathvariant="normal">∞</mi>
            <mn>2</mn>
          </msubsup>
          <mi mathvariant="normal">η</mi>
        </mrow>
        <mi>x</mi>
      </mfrac>
      <mfrac>
        <mrow>
          <msup>
            <mi>d</mi>
            <mn>2</mn>
          </msup>
          <mrow>
            <mi>f</mi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row>
          <mi>d</mi>
          <msup>
            <mi mathvariant="normal">η</mi>
            <mn>2</mn>
          </msup>
        </mrow>
      </mfrac>
      <mrow>
        <mfrac>
          <mrow>
            <mi>d</mi>
            <mrow>
              <mi>f</mi>
              <mrow>
                <mo fence="true" stretchy="false">(</mo>
                <mrow>
                  <mi mathvariant="normal">η</mi>
                </mrow>
                <mo fence="true" stretchy="false">)</mo>
              </mrow>
            </mrow>
          </mrow>
          <mrow>
            <mi>d</mi>
            <mi mathvariant="normal">η</mi>
          </mrow>
        </mfrac>
        <mo stretchy="false">+</mo>
        <mfrac>
          <mn>1</mn>
          <mn>2</mn>
        </mfrac>
      </mrow>
      <msub>
        <mi>u</mi>
        <mi mathvariant="normal">∞</mi>
      </msub>
      <msqrt>
        <mfrac>
          <msub>
            <mi>u</mi>
            <mi mathvariant="normal">∞</mi>
          </msub>
          <mrow>
            <mi>x</mi>
            <mi mathvariant="normal">ν</mi>
          </mrow>
        </mfrac>
      </msqrt>
      <msqrt>
        <mfrac>
          <mrow>
            <msub>
              <mi>u</mi>
              <mi mathvariant="normal">∞</mi>
            </msub>
            <mi mathvariant="normal">ν</mi>
          </mrow>
          <mi>x</mi>
        </mfrac>
      </msqrt>
      <mrow>
        <mo fence="true" stretchy="false">(</mo>
        <mrow>
          <mrow>
            <mi mathvariant="normal">η</mi>
            <mrow>
              <mfrac>
                <mrow>
                  <mi>d</mi>
                  <mrow>
                    <mi>f</mi>
                    <mrow>
                      <mo fence="true" stretchy="false">(</mo>
                      <mrow>
                        <mi mathvariant="normal">η</mi>
                      </mrow>
                      <mo fence="true" stretchy="false">)</mo>
                    </mrow>
                  </mrow>
                </mrow>
                <mrow>
                  <mi>d</mi>
                  <mi mathvariant="normal">η</mi>
                </mrow>
              </mfrac>
              <mo stretchy="false">−</mo>
              <mi>f</mi>
            </mrow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o fence="true" stretchy="false">)</mo>
      </mrow>
      <mrow>
        <mfrac>
          <mrow>
            <msup>
              <mi>d</mi>
              <mn>2</mn>
            </msup>
            <mrow>
              <mi>f</mi>
              <mrow>
                <mo fence="true" stretchy="false">(</mo>
                <mrow>
                  <mi mathvariant="normal">η</mi>
                </mrow>
                <mo fence="true" stretchy="false">)</mo>
              </mrow>
            </mrow>
          </mrow>
          <mrow>
            <mi>d</mi>
            <msup>
              <mi mathvariant="normal">η</mi>
              <mn>2</mn>
            </msup>
          </mrow>
        </mfrac>
        <mo stretchy="false">=</mo>
        <mfrac>
          <msubsup>
            <mi>u</mi>
            <mi mathvariant="normal">∞</mi>
            <mn>2</mn>
          </msubsup>
          <mi>x</mi>
        </mfrac>
      </mrow>
      <mfrac>
        <mrow>
          <msup>
            <mi>d</mi>
            <mn>3</mn>
          </msup>
          <mrow>
            <mi>f</mi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row>
          <mi>d</mi>
          <msup>
            <mi mathvariant="normal">η</mi>
            <mn>3</mn>
          </msup>
        </mrow>
      </mfrac>
    </mrow>
    <annotation encoding="StarMath 5.0">%%ii @41@ EQDEF SUBSTC(@39@, REV(@d3f_deta3@);REV(@d2f_deta2@);REV(@df_deta@))
-{{alignc 1} over {alignc 2}} {{alignc  u_infinity^{2} %eta } over {alignc  x }} {{alignc d^{2}{f(%eta)}} over {alignc nospace{d%eta^{2}}}}{{alignc d{f(%eta)}} over {alignc nospace{d%eta}}} + {{alignc 1} over {alignc 2}}  u_infinity sqrt{{{alignc u_infinity} over {alignc x %nu }}} sqrt{{{alignc u_infinity %nu } over {alignc x}}} (%eta {{alignc d{f(%eta)}} over {alignc nospace{d%eta}}} -f(%eta) )  {{alignc d^{2}{f(%eta)}} over {alignc nospace{d%eta^{2}}}}  = {{alignc u_infinity^{2}} over {alignc x}} {{alignc d^{3}{f(%eta)}} over {alignc nospace{d%eta^{3}}}}  %%gg
</annotation>
  </semantics>
</math>
</file>

<file path=Object 44/content.xml><?xml version="1.0" encoding="utf-8"?>
<math xmlns="http://www.w3.org/1998/Math/MathML" display="block">
  <semantics>
    <mrow>
      <mrow>
        <mo stretchy="false">−</mo>
        <mfrac>
          <mn>1</mn>
          <mn>2</mn>
        </mfrac>
      </mrow>
      <mi>f</mi>
      <mrow>
        <mo fence="true" stretchy="false">(</mo>
        <mrow>
          <mi mathvariant="normal">η</mi>
        </mrow>
        <mo fence="true" stretchy="false">)</mo>
      </mrow>
      <mrow>
        <mfrac>
          <mrow>
            <msup>
              <mi>d</mi>
              <mn>2</mn>
            </msup>
            <mrow>
              <mi>f</mi>
              <mrow>
                <mo fence="true" stretchy="false">(</mo>
                <mrow>
                  <mi mathvariant="normal">η</mi>
                </mrow>
                <mo fence="true" stretchy="false">)</mo>
              </mrow>
            </mrow>
          </mrow>
          <mrow>
            <mi>d</mi>
            <msup>
              <mi mathvariant="normal">η</mi>
              <mn>2</mn>
            </msup>
          </mrow>
        </mfrac>
        <mo stretchy="false">=</mo>
        <mfrac>
          <mrow>
            <msup>
              <mi>d</mi>
              <mn>3</mn>
            </msup>
            <mrow>
              <mi>f</mi>
              <mrow>
                <mo fence="true" stretchy="false">(</mo>
                <mrow>
                  <mi mathvariant="normal">η</mi>
                </mrow>
                <mo fence="true" stretchy="false">)</mo>
              </mrow>
            </mrow>
          </mrow>
          <mrow>
            <mi>d</mi>
            <msup>
              <mi mathvariant="normal">η</mi>
              <mn>3</mn>
            </msup>
          </mrow>
        </mfrac>
      </mrow>
    </mrow>
    <annotation encoding="StarMath 5.0">%%ii @44@ {autoformat=true} EQDEF SIMPLIFY(@43@ * (x / u_infinity^2) , "expand")
-{{alignc 1} over {alignc 2}}  f(%eta) {{alignc d^{2}{f(%eta)}} over {alignc nospace{d%eta^{2}}}}  = {{alignc d^{3}{f(%eta)}} over {alignc nospace{d%eta^{3}}}} %%gg
</annotation>
  </semantics>
</math>
</file>

<file path=Object 46/content.xml><?xml version="1.0" encoding="utf-8"?>
<math xmlns="http://www.w3.org/1998/Math/MathML" display="block">
  <semantics>
    <mrow>
      <mi>f</mi>
      <mrow>
        <mo fence="true" stretchy="false">(</mo>
        <mrow>
          <mi mathvariant="normal">η</mi>
        </mrow>
        <mo fence="true" stretchy="false">)</mo>
      </mrow>
      <mrow>
        <mfrac>
          <mrow>
            <msup>
              <mi>d</mi>
              <mn>2</mn>
            </msup>
            <mrow>
              <mi>f</mi>
              <mrow>
                <mo fence="true" stretchy="false">(</mo>
                <mrow>
                  <mi mathvariant="normal">η</mi>
                </mrow>
                <mo fence="true" stretchy="false">)</mo>
              </mrow>
            </mrow>
          </mrow>
          <mrow>
            <mi>d</mi>
            <msup>
              <mi mathvariant="normal">η</mi>
              <mn>2</mn>
            </msup>
          </mrow>
        </mfrac>
        <mo stretchy="false">+</mo>
        <mn>2</mn>
      </mrow>
      <mrow>
        <mfrac>
          <mrow>
            <msup>
              <mi>d</mi>
              <mn>3</mn>
            </msup>
            <mrow>
              <mi>f</mi>
              <mrow>
                <mo fence="true" stretchy="false">(</mo>
                <mrow>
                  <mi mathvariant="normal">η</mi>
                </mrow>
                <mo fence="true" stretchy="false">)</mo>
              </mrow>
            </mrow>
          </mrow>
          <mrow>
            <mi>d</mi>
            <msup>
              <mi mathvariant="normal">η</mi>
              <mn>3</mn>
            </msup>
          </mrow>
        </mfrac>
        <mo stretchy="false">=</mo>
        <mn>0</mn>
      </mrow>
    </mrow>
    <annotation encoding="StarMath 5.0">%%ii @46@ {autoformat=true} EQDEF (@44@ - (RHS(@prev@))) * (-2)
f(%eta) {{alignc d^{2}{f(%eta)}} over {alignc nospace{d%eta^{2}}}}  + 2  {{alignc d^{3}{f(%eta)}} over {alignc nospace{d%eta^{3}}}}  = 0 %%gg
</annotation>
  </semantics>
</math>
</file>

<file path=Object 48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y</mi>
              <mn>2</mn>
            </msup>
          </mrow>
        </mfrac>
        <mo stretchy="false">=</mo>
        <mfrac>
          <msubsup>
            <mi>u</mi>
            <mi mathvariant="normal">∞</mi>
            <mn>2</mn>
          </msubsup>
          <mrow>
            <mi>x</mi>
            <mi mathvariant="normal">ν</mi>
          </mrow>
        </mfrac>
      </mrow>
      <mfrac>
        <mrow>
          <msup>
            <mi>d</mi>
            <mn>2</mn>
          </msup>
          <mrow>
            <mi>g</mi>
            <mrow>
              <mo fence="true" stretchy="false">(</mo>
              <mrow>
                <mi mathvariant="normal">η</mi>
              </mrow>
              <mo fence="true" stretchy="false">)</mo>
            </mrow>
          </mrow>
        </mrow>
        <mrow>
          <mi>d</mi>
          <msup>
            <mi mathvariant="normal">η</mi>
            <mn>2</mn>
          </msup>
        </mrow>
      </mfrac>
    </mrow>
    <annotation encoding="StarMath 5.0">%%ii @d2u_dy2@ EQDEF SUBSTC(@38@, @deta_dy@;@d2eta_dy2@)
{{alignc nospace{partial^{2}u}} over {alignc nospace{partial y^{2}}}} = {{alignc u_infinity^{2}} over {alignc x %nu }} {{alignc d^{2}{g(%eta)}} over {alignc nospace{d%eta^{2}}}}  %%gg
</annotation>
  </semantics>
</math>
</file>

<file path=Object 5/content.xml><?xml version="1.0" encoding="utf-8"?>
<math xmlns="http://www.w3.org/1998/Math/MathML" display="block">
  <semantics>
    <mrow>
      <mrow>
        <mi mathvariant="normal">δ</mi>
        <mo stretchy="false">=</mo>
        <mover accent="true">
          <mi mathvariant="normal">η</mi>
          <mo stretchy="false">^</mo>
        </mover>
      </mrow>
      <msqrt>
        <mfrac>
          <mrow>
            <mi mathvariant="normal">ν</mi>
            <mi>x</mi>
          </mrow>
          <msub>
            <mi>u</mi>
            <mi mathvariant="normal">∞</mi>
          </msub>
        </mfrac>
      </msqrt>
    </mrow>
    <annotation encoding="StarMath 5.0">%%ii @B-4@ EQDEF %delta = hat %eta sqrt{{%ny x} over u_infinity}
%delta = hat %eta sqrt{{%nu x} over u_infinity} %%gg
</annotation>
  </semantics>
</math>
</file>

<file path=Object 6/content.xml><?xml version="1.0" encoding="utf-8"?>
<math xmlns="http://www.w3.org/1998/Math/MathML" display="block">
  <semantics>
    <mrow>
      <mrow>
        <mi mathvariant="normal">η</mi>
        <mo stretchy="false">=</mo>
        <mi>y</mi>
      </mrow>
      <msqrt>
        <mfrac>
          <msub>
            <mi>u</mi>
            <mi mathvariant="normal">∞</mi>
          </msub>
          <mrow>
            <mi>x</mi>
            <mi mathvariant="normal">ν</mi>
          </mrow>
        </mfrac>
      </msqrt>
    </mrow>
    <annotation encoding="StarMath 5.0">%%ii @5@ EQDEF @B-6@
%eta = y sqrt{{{alignc u_infinity} over {alignc x %nu }}}  %%gg
</annotation>
  </semantics>
</math>
</file>

<file path=Object 7/content.xml><?xml version="1.0" encoding="utf-8"?>
<math xmlns="http://www.w3.org/1998/Math/MathML" display="block">
  <semantics>
    <mtable>
      <mtr>
        <mtd columnalign="right">
          <mfrac>
            <mi>u</mi>
            <msub>
              <mi>u</mi>
              <mi mathvariant="normal">∞</mi>
            </msub>
          </mfrac>
        </mtd>
        <mtd>
          <mrow>
            <mrow/>
            <mo stretchy="false">=</mo>
            <mrow/>
          </mrow>
        </mtd>
        <mtd columnalign="left">
          <mrow>
            <mi>g</mi>
            <mrow>
              <mo fence="true" stretchy="false">(</mo>
              <mrow>
                <mfrac>
                  <mi>y</mi>
                  <mi mathvariant="normal">δ</mi>
                </mfrac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=</mo>
            <mrow/>
          </mrow>
        </mtd>
        <mtd columnalign="left">
          <mrow>
            <mi>g</mi>
            <mrow>
              <mo fence="true" stretchy="false">(</mo>
              <mrow>
                <mfrac>
                  <mi>y</mi>
                  <mrow>
                    <mover accent="true">
                      <mi mathvariant="normal">η</mi>
                      <mo stretchy="false">^</mo>
                    </mover>
                    <msqrt>
                      <mstyle mathsize="11pt">
                        <mfrac>
                          <mrow>
                            <mi>x</mi>
                            <mi mathvariant="normal">ν</mi>
                          </mrow>
                          <msub>
                            <mi>u</mi>
                            <mi mathvariant="normal">∞</mi>
                          </msub>
                        </mfrac>
                      </mstyle>
                    </msqrt>
                  </mrow>
                </mfrac>
              </mrow>
              <mo fence="true" stretchy="false">)</mo>
            </mrow>
          </mrow>
        </mtd>
      </mtr>
    </mtable>
    <annotation encoding="StarMath 5.0">%%ii @2@ {autoformat=true} EQDEF u over u_infinity = g left( y over %delta right)
%%ii {autoformat=true} TEXT newline
%%ii @3@ {autoformat=true} EQDEF SUBSTC(@2@, @B-4@)
MATRIX { %%gg
{alignr {{alignc u } over {alignc u_infinity }}}#{}={}# {alignl  g({{alignc y} over {alignc %delta}})} ## %%gg
{} #{}={}# {alignl  g({{alignc y } over {alignc {hat %eta} sqrt{size-1{{alignc x %nu } over {alignc u_infinity}}} }})} %%gg
} %%gg
</annotation>
  </semantics>
</math>
</file>

<file path=Object 8/content.xml><?xml version="1.0" encoding="utf-8"?>
<math xmlns="http://www.w3.org/1998/Math/MathML" display="block">
  <semantics>
    <mrow>
      <mover accent="true">
        <mi mathvariant="normal">η</mi>
        <mo stretchy="false">^</mo>
      </mover>
      <mo stretchy="false">=</mo>
      <mn>1</mn>
    </mrow>
    <annotation encoding="StarMath 5.0">%%ii @hateta@ EQDEF hat %eta = 1
hat %eta = 1 %%gg
</annotation>
  </semantics>
</math>
</file>

<file path=Object 9/content.xml><?xml version="1.0" encoding="utf-8"?>
<math xmlns="http://www.w3.org/1998/Math/MathML" display="block">
  <semantics>
    <mrow>
      <mrow>
        <mrow>
          <mo stretchy="false">∂</mo>
          <mi>y</mi>
        </mrow>
        <mo stretchy="false">=</mo>
        <msqrt>
          <mfrac>
            <mrow>
              <mi>x</mi>
              <mi mathvariant="normal">ν</mi>
            </mrow>
            <msub>
              <mi>u</mi>
              <mi mathvariant="normal">∞</mi>
            </msub>
          </mfrac>
        </msqrt>
      </mrow>
      <mrow>
        <mo stretchy="false">∂</mo>
        <mi mathvariant="normal">η</mi>
      </mrow>
    </mrow>
    <annotation encoding="StarMath 5.0">%%ii @dy@ {autoformat=true} EQDEF SIMPLIFY(SOLVE(SIMPLIFY(DIFFERENTIATE(@B-6@, y, 1) * partial( y ) , "cancel-diff"), partial(y), 1) , "normal")
nospace{partial y} = sqrt{{{alignc x %nu } over {alignc u_infinity}}} nospace{partial %eta}  %%gg
</annotation>
  </semantics>
</math>
</file>